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fo:language="de" fo:country="CH" officeooo:rsid="001e817b" officeooo:paragraph-rsid="001e817b"/>
    </style:style>
    <style:style style:name="P2" style:family="paragraph" style:parent-style-name="Standard">
      <style:text-properties style:font-name="Aptos" fo:language="de" fo:country="CH" officeooo:rsid="001e817b" officeooo:paragraph-rsid="0020dbcb"/>
    </style:style>
    <style:style style:name="P3" style:family="paragraph" style:parent-style-name="Standard">
      <style:text-properties style:font-name="Aptos" fo:language="de" fo:country="CH" officeooo:rsid="001e817b" officeooo:paragraph-rsid="00423b0f"/>
    </style:style>
    <style:style style:name="P4" style:family="paragraph" style:parent-style-name="Standard">
      <style:text-properties style:font-name="Aptos" fo:language="de" fo:country="CH" officeooo:rsid="001e817b" officeooo:paragraph-rsid="00500a6d"/>
    </style:style>
    <style:style style:name="P5" style:family="paragraph" style:parent-style-name="Standard">
      <style:text-properties style:font-name="Aptos" fo:language="de" fo:country="CH" officeooo:rsid="0020dbcb" officeooo:paragraph-rsid="0020dbcb"/>
    </style:style>
    <style:style style:name="P6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7" style:family="paragraph" style:parent-style-name="Text_20_body">
      <style:text-properties style:font-name="Aptos" fo:font-size="11pt" fo:language="de" fo:country="CH" officeooo:rsid="0022b148" officeooo:paragraph-rsid="0022b148" style:font-size-asian="11pt" style:font-size-complex="11pt"/>
    </style:style>
    <style:style style:name="P8" style:family="paragraph" style:parent-style-name="Standard">
      <style:text-properties style:font-name="Aptos" fo:font-size="11pt" fo:language="de" fo:country="CH" officeooo:rsid="002ac1e1" officeooo:paragraph-rsid="002893a8" style:font-size-asian="11pt" style:font-size-complex="11pt"/>
    </style:style>
    <style:style style:name="P9" style:family="paragraph" style:parent-style-name="Standard">
      <style:text-properties style:font-name="Aptos" fo:font-size="11pt" fo:language="de" fo:country="CH" officeooo:rsid="002ac1e1" officeooo:paragraph-rsid="002d271b" style:font-size-asian="11pt" style:font-size-complex="11pt"/>
    </style:style>
    <style:style style:name="P10" style:family="paragraph" style:parent-style-name="Standard">
      <style:text-properties style:font-name="Aptos" fo:font-size="11pt" fo:language="de" fo:country="CH" officeooo:rsid="002ac1e1" officeooo:paragraph-rsid="002ac1e1" style:font-size-asian="11pt" style:font-size-complex="11pt"/>
    </style:style>
    <style:style style:name="P11" style:family="paragraph" style:parent-style-name="Standard">
      <style:text-properties style:font-name="Aptos" fo:font-size="11pt" fo:language="de" fo:country="CH" officeooo:rsid="003064c5" officeooo:paragraph-rsid="003064c5" style:font-size-asian="11pt" style:font-size-complex="11pt"/>
    </style:style>
    <style:style style:name="P12" style:family="paragraph" style:parent-style-name="Standard">
      <style:text-properties style:font-name="Aptos" fo:font-size="11pt" fo:language="de" fo:country="CH" officeooo:rsid="00345618" officeooo:paragraph-rsid="00345618" style:font-size-asian="11pt" style:font-size-complex="11pt"/>
    </style:style>
    <style:style style:name="P13" style:family="paragraph" style:parent-style-name="Standard">
      <style:text-properties style:font-name="Aptos" fo:font-size="11pt" fo:language="de" fo:country="CH" officeooo:rsid="0036313a" officeooo:paragraph-rsid="0036313a" style:font-size-asian="11pt" style:font-size-complex="11pt"/>
    </style:style>
    <style:style style:name="P14" style:family="paragraph" style:parent-style-name="Text_20_body">
      <style:text-properties style:font-name="Aptos" fo:font-size="11pt" fo:language="de" fo:country="CH" officeooo:rsid="003865c4" officeooo:paragraph-rsid="003865c4" style:font-size-asian="11pt" style:font-size-complex="11pt"/>
    </style:style>
    <style:style style:name="P15" style:family="paragraph" style:parent-style-name="Standard">
      <style:text-properties style:font-name="Aptos" fo:font-size="11pt" fo:language="de" fo:country="CH" officeooo:rsid="003d560a" officeooo:paragraph-rsid="003d560a" style:font-size-asian="11pt" style:font-size-complex="11pt"/>
    </style:style>
    <style:style style:name="P16" style:family="paragraph" style:parent-style-name="Standard">
      <style:text-properties style:font-name="Aptos" fo:font-size="11pt" fo:language="de" fo:country="CH" officeooo:rsid="004e68ff" officeooo:paragraph-rsid="004e68ff" style:font-size-asian="11pt" style:font-size-complex="11pt"/>
    </style:style>
    <style:style style:name="P17" style:family="paragraph" style:parent-style-name="Standard">
      <style:text-properties style:font-name="Aptos" fo:font-size="11pt" fo:language="de" fo:country="CH" officeooo:rsid="00500a6d" officeooo:paragraph-rsid="00500a6d" style:font-size-asian="11pt" style:font-size-complex="11pt"/>
    </style:style>
    <style:style style:name="P18" style:family="paragraph" style:parent-style-name="Standard">
      <style:text-properties style:font-name="Aptos" fo:font-size="11pt" fo:language="de" fo:country="CH" officeooo:rsid="00532f0d" officeooo:paragraph-rsid="00532f0d" style:font-size-asian="11pt" style:font-size-complex="11pt"/>
    </style:style>
    <style:style style:name="P19" style:family="paragraph" style:parent-style-name="Standard">
      <style:text-properties style:font-name="Aptos" fo:font-size="11pt" fo:language="de" fo:country="CH" officeooo:rsid="00532f0d" officeooo:paragraph-rsid="005344a0" style:font-size-asian="11pt" style:font-size-complex="11pt"/>
    </style:style>
    <style:style style:name="P20" style:family="paragraph" style:parent-style-name="Standard">
      <style:text-properties style:font-name="Aptos" fo:font-size="11pt" fo:language="de" fo:country="CH" officeooo:rsid="003f3003" officeooo:paragraph-rsid="003f3003" style:font-size-asian="9.60000038146973pt" style:font-size-complex="11pt"/>
    </style:style>
    <style:style style:name="P21" style:family="paragraph" style:parent-style-name="Standard">
      <style:text-properties style:font-name="Aptos" fo:font-size="11pt" fo:language="de" fo:country="CH" officeooo:rsid="00408c1c" officeooo:paragraph-rsid="00408c1c" style:font-size-asian="9.60000038146973pt" style:font-size-complex="11pt"/>
    </style:style>
    <style:style style:name="P22" style:family="paragraph" style:parent-style-name="Standard">
      <style:text-properties style:font-name="Aptos" fo:font-size="11pt" fo:language="de" fo:country="CH" officeooo:rsid="00408c1c" officeooo:paragraph-rsid="0040fcca" style:font-size-asian="9.60000038146973pt" style:font-size-complex="11pt"/>
    </style:style>
    <style:style style:name="P23" style:family="paragraph" style:parent-style-name="Standard">
      <style:text-properties style:font-name="Aptos" fo:font-size="11pt" fo:language="de" fo:country="CH" officeooo:rsid="0040fcca" officeooo:paragraph-rsid="00415a42" style:font-size-asian="9.60000038146973pt" style:font-size-complex="11pt"/>
    </style:style>
    <style:style style:name="P24" style:family="paragraph" style:parent-style-name="Standard">
      <style:text-properties style:font-name="Aptos" fo:font-size="11pt" fo:language="de" fo:country="CH" officeooo:rsid="00415a42" officeooo:paragraph-rsid="00415a42" style:font-size-asian="9.60000038146973pt" style:font-size-complex="11pt"/>
    </style:style>
    <style:style style:name="P25" style:family="paragraph" style:parent-style-name="Standard">
      <style:text-properties style:font-name="Aptos" fo:font-size="11pt" fo:language="de" fo:country="CH" officeooo:rsid="00423b0f" officeooo:paragraph-rsid="00423b0f" style:font-size-asian="9.60000038146973pt" style:font-size-complex="11pt"/>
    </style:style>
    <style:style style:name="P26" style:family="paragraph" style:parent-style-name="Standard">
      <style:text-properties style:font-name="Aptos" fo:font-size="11pt" officeooo:paragraph-rsid="002f72c1" style:font-size-asian="11pt" style:font-size-complex="11pt"/>
    </style:style>
    <style:style style:name="P27" style:family="paragraph" style:parent-style-name="Standard">
      <style:text-properties style:font-name="Aptos" fo:font-size="11pt" fo:language="de" fo:country="DE" officeooo:paragraph-rsid="002f72c1" style:font-size-asian="11pt" style:font-size-complex="11pt"/>
    </style:style>
    <style:style style:name="P28" style:family="paragraph" style:parent-style-name="Title">
      <style:text-properties style:font-name="Aptos" fo:font-size="22pt" fo:language="de" fo:country="CH" style:font-size-asian="22pt" style:font-size-complex="22pt"/>
    </style:style>
    <style:style style:name="P29" style:family="paragraph" style:parent-style-name="Standard">
      <style:text-properties style:font-name="Aptos" fo:font-size="12pt" fo:language="de" fo:country="CH" officeooo:rsid="003aadfc" officeooo:paragraph-rsid="003aadfc" style:font-size-asian="12pt" style:font-size-complex="12pt"/>
    </style:style>
    <style:style style:name="P30" style:family="paragraph" style:parent-style-name="Standard">
      <style:text-properties style:font-name="Aptos" fo:font-size="12pt" fo:language="de" fo:country="CH" officeooo:rsid="003aadfc" officeooo:paragraph-rsid="004bf2a0" style:font-size-asian="12pt" style:font-size-complex="12pt"/>
    </style:style>
    <style:style style:name="P31" style:family="paragraph" style:parent-style-name="Standard">
      <style:text-properties style:font-name="Aptos" fo:font-size="12pt" fo:language="de" fo:country="CH" officeooo:rsid="003bb56d" officeooo:paragraph-rsid="004bf2a0" style:font-size-asian="12pt" style:font-size-complex="12pt"/>
    </style:style>
    <style:style style:name="P32" style:family="paragraph" style:parent-style-name="Standard">
      <style:text-properties officeooo:paragraph-rsid="002893a8"/>
    </style:style>
    <style:style style:name="P33" style:family="paragraph" style:parent-style-name="Standard">
      <style:text-properties officeooo:rsid="002ac1e1" officeooo:paragraph-rsid="002d271b"/>
    </style:style>
    <style:style style:name="P34" style:family="paragraph" style:parent-style-name="Standard">
      <style:text-properties officeooo:rsid="003064c5" officeooo:paragraph-rsid="003064c5"/>
    </style:style>
    <style:style style:name="P35" style:family="paragraph" style:parent-style-name="Standard">
      <style:text-properties officeooo:rsid="003064c5" officeooo:paragraph-rsid="0031a7dd"/>
    </style:style>
    <style:style style:name="P36" style:family="paragraph" style:parent-style-name="Standard">
      <style:text-properties officeooo:paragraph-rsid="0031a7dd"/>
    </style:style>
    <style:style style:name="P37" style:family="paragraph" style:parent-style-name="Standard">
      <style:text-properties officeooo:rsid="00345618" officeooo:paragraph-rsid="00345618"/>
    </style:style>
    <style:style style:name="P38" style:family="paragraph" style:parent-style-name="Standard">
      <style:text-properties officeooo:rsid="0036313a" officeooo:paragraph-rsid="00345618"/>
    </style:style>
    <style:style style:name="P39" style:family="paragraph" style:parent-style-name="Standard">
      <style:text-properties officeooo:rsid="0036313a" officeooo:paragraph-rsid="0036313a"/>
    </style:style>
    <style:style style:name="P40" style:family="paragraph" style:parent-style-name="Standard">
      <style:text-properties officeooo:paragraph-rsid="003aadfc"/>
    </style:style>
    <style:style style:name="P41" style:family="paragraph" style:parent-style-name="Text_20_body">
      <style:text-properties officeooo:paragraph-rsid="003a249f"/>
    </style:style>
    <style:style style:name="P42" style:family="paragraph" style:parent-style-name="Standard">
      <style:text-properties officeooo:paragraph-rsid="0040fcca"/>
    </style:style>
    <style:style style:name="P43" style:family="paragraph" style:parent-style-name="Standard">
      <style:text-properties officeooo:paragraph-rsid="00423b0f"/>
    </style:style>
    <style:style style:name="P44" style:family="paragraph" style:parent-style-name="Standard">
      <style:text-properties officeooo:rsid="00423b0f" officeooo:paragraph-rsid="00423b0f"/>
    </style:style>
    <style:style style:name="P45" style:family="paragraph" style:parent-style-name="Standard">
      <style:text-properties officeooo:paragraph-rsid="004bf2a0"/>
    </style:style>
    <style:style style:name="P46" style:family="paragraph" style:parent-style-name="Heading_20_3">
      <style:text-properties style:font-name="Aptos" fo:font-size="12pt" fo:language="de" fo:country="CH" style:font-size-asian="12pt" style:font-size-complex="12pt"/>
    </style:style>
    <style:style style:name="P47" style:family="paragraph" style:parent-style-name="Heading_20_3">
      <style:text-properties style:font-name="Aptos" fo:font-size="12pt" fo:language="de" fo:country="CH" officeooo:paragraph-rsid="002893a8" style:font-size-asian="12pt" style:font-size-complex="12pt"/>
    </style:style>
    <style:style style:name="P48" style:family="paragraph" style:parent-style-name="Heading_20_3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49" style:family="paragraph" style:parent-style-name="Heading_20_3">
      <style:text-properties style:font-name="Aptos"/>
    </style:style>
    <style:style style:name="P5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1" style:family="paragraph" style:parent-style-name="Standard">
      <loext:graphic-properties draw:fill="solid" draw:fill-color="#f8f8f8" draw:opacity="100%"/>
      <style:paragraph-properties fo:background-color="#f8f8f8" fo:padding="0cm" fo:border="none" style:shadow="none"/>
    </style:style>
    <style:style style:name="P5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ptos" fo:font-size="11pt" fo:language="de" fo:country="CH" officeooo:rsid="003d560a" style:font-size-asian="11pt" style:font-size-complex="11pt"/>
    </style:style>
    <style:style style:name="P53" style:family="paragraph" style:parent-style-name="Standard">
      <style:text-properties style:font-name="Aptos" fo:font-size="11pt" fo:language="de" fo:country="CH" officeooo:rsid="00550249" officeooo:paragraph-rsid="0057ca21" style:font-size-asian="11pt" style:font-size-complex="11pt"/>
    </style:style>
    <style:style style:name="P54" style:family="paragraph" style:parent-style-name="Standard">
      <style:text-properties style:font-name="Aptos" fo:font-size="11pt" fo:language="de" fo:country="CH" officeooo:rsid="00550249" officeooo:paragraph-rsid="00580175" style:font-size-asian="11pt" style:font-size-complex="11pt"/>
    </style:style>
    <style:style style:name="P55" style:family="paragraph" style:parent-style-name="Standard">
      <style:text-properties style:font-name="Aptos" fo:font-size="11pt" fo:language="de" fo:country="CH" officeooo:paragraph-rsid="0036313a" style:font-size-asian="11pt" style:font-size-complex="11pt"/>
    </style:style>
    <style:style style:name="P56" style:family="paragraph" style:parent-style-name="Standard">
      <style:text-properties style:font-name="Aptos" fo:font-size="11pt" fo:language="de" fo:country="CH" officeooo:rsid="00532f0d" officeooo:paragraph-rsid="00550249" style:font-size-asian="11pt" style:font-size-complex="11pt"/>
    </style:style>
    <style:style style:name="P57" style:family="paragraph" style:parent-style-name="Standard">
      <style:text-properties style:font-name="Aptos" fo:font-size="11pt" fo:language="de" fo:country="CH" officeooo:rsid="00532f0d" officeooo:paragraph-rsid="00532f0d" style:font-size-asian="11pt" style:font-size-complex="11pt"/>
    </style:style>
    <style:style style:name="P58" style:family="paragraph" style:parent-style-name="Standard">
      <style:text-properties style:font-name="Aptos" fo:font-size="11pt" fo:language="de" fo:country="CH" officeooo:rsid="00580175" officeooo:paragraph-rsid="00580175" style:font-size-asian="11pt" style:font-size-complex="11pt"/>
    </style:style>
    <style:style style:name="P59" style:family="paragraph" style:parent-style-name="Standard">
      <style:text-properties style:font-name="Aptos" fo:font-size="11pt" fo:language="de" fo:country="CH" officeooo:rsid="00580175" officeooo:paragraph-rsid="00599717" style:font-size-asian="11pt" style:font-size-complex="11pt"/>
    </style:style>
    <style:style style:name="P60" style:family="paragraph" style:parent-style-name="Standard">
      <style:text-properties style:font-name="Aptos" fo:font-size="11pt" fo:language="de" fo:country="CH" officeooo:rsid="00599717" officeooo:paragraph-rsid="00599717" style:font-size-asian="11pt" style:font-size-complex="11pt"/>
    </style:style>
    <style:style style:name="P6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4bf2a0"/>
    </style:style>
    <style:style style:name="P62" style:family="paragraph" style:parent-style-name="Standard">
      <style:text-properties officeooo:paragraph-rsid="004bf2a0"/>
    </style:style>
    <style:style style:name="P63" style:family="paragraph" style:parent-style-name="Standard">
      <style:text-properties officeooo:rsid="002ac1e1" officeooo:paragraph-rsid="002d271b"/>
    </style:style>
    <style:style style:name="P64" style:family="paragraph" style:parent-style-name="Standard">
      <style:text-properties officeooo:rsid="003064c5" officeooo:paragraph-rsid="003064c5"/>
    </style:style>
    <style:style style:name="P6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b9fb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ca21"/>
    </style:style>
    <style:style style:name="P68" style:family="paragraph" style:parent-style-name="Text_20_body">
      <style:text-properties style:font-name="Aptos" fo:font-size="12pt" fo:language="de" fo:country="CH" style:font-size-asian="12pt" style:font-size-complex="12pt"/>
    </style:style>
    <style:style style:name="P69" style:family="paragraph" style:parent-style-name="Text_20_body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70" style:family="paragraph" style:parent-style-name="Text_20_body">
      <style:text-properties officeooo:paragraph-rsid="003a249f"/>
    </style:style>
    <style:style style:name="T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1" fo:font-size="10pt" fo:font-style="normal" fo:font-weight="normal" officeooo:rsid="0057ca21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5" style:family="text">
      <style:text-properties fo:color="#bcbec4" loext:opacity="100%" style:font-name="JetBrains Mono" fo:font-size="10pt" fo:language="de" fo:country="CH" fo:font-style="normal" fo:font-weight="normal" officeooo:rsid="0031a7dd" style:font-size-asian="10pt" style:font-style-asian="normal" style:font-weight-asian="normal" style:font-size-complex="11pt"/>
    </style:style>
    <style:style style:name="T6" style:family="text">
      <style:text-properties fo:color="#bcbec4" loext:opacity="100%" style:font-name="JetBrains Mono" fo:font-size="10pt" fo:language="de" fo:country="CH" fo:font-style="normal" fo:font-weight="normal" officeooo:rsid="0042e45f" style:font-size-asian="10pt" style:font-style-asian="normal" style:font-weight-asian="normal" style:font-size-complex="11pt"/>
    </style:style>
    <style:style style:name="T7" style:family="text">
      <style:text-properties fo:color="#bcbec4" loext:opacity="100%" style:font-name="JetBrains Mono" fo:font-size="10pt" fo:language="de" fo:country="CH" fo:font-style="normal" fo:font-weight="normal" officeooo:rsid="003aadfc" style:font-size-asian="10pt" style:font-style-asian="normal" style:font-weight-asian="normal" style:font-size-complex="12pt"/>
    </style:style>
    <style:style style:name="T8" style:family="text">
      <style:text-properties fo:color="#bcbec4" loext:opacity="100%" style:font-name="JetBrains Mono" fo:font-size="10pt" fo:language="de" fo:country="CH" fo:font-style="normal" fo:font-weight="normal" officeooo:rsid="002f3eda" fo:background-color="transparent" loext:char-shading-value="0" style:font-size-asian="10pt" style:font-style-asian="normal" style:font-weight-asian="normal" style:font-size-complex="11pt"/>
    </style:style>
    <style:style style:name="T9" style:family="text">
      <style:text-properties fo:color="#bcbec4" loext:opacity="100%" style:font-name="Aptos" fo:font-size="12pt" fo:language="de" fo:country="CH" fo:font-style="normal" fo:font-weight="normal" officeooo:rsid="003aadfc" style:font-size-asian="12pt" style:font-style-asian="normal" style:font-weight-asian="normal" style:font-size-complex="12pt"/>
    </style:style>
    <style:style style:name="T10" style:family="text">
      <style:text-properties style:font-name="Aptos" fo:font-size="11pt" fo:language="de" fo:country="CH" style:font-size-asian="11pt" style:font-size-complex="11pt"/>
    </style:style>
    <style:style style:name="T11" style:family="text">
      <style:text-properties style:font-name="Aptos" fo:font-size="11pt" fo:language="de" fo:country="CH" officeooo:rsid="002ac1e1" style:font-size-asian="11pt" style:font-size-complex="11pt"/>
    </style:style>
    <style:style style:name="T12" style:family="text">
      <style:text-properties style:font-name="Aptos" fo:font-size="11pt" fo:language="de" fo:country="CH" officeooo:rsid="003064c5" style:font-size-asian="11pt" style:font-size-complex="11pt"/>
    </style:style>
    <style:style style:name="T13" style:family="text">
      <style:text-properties style:font-name="Aptos" fo:font-size="11pt" fo:language="de" fo:country="CH" officeooo:rsid="0031a7dd" style:font-size-asian="11pt" style:font-size-complex="11pt"/>
    </style:style>
    <style:style style:name="T14" style:family="text">
      <style:text-properties style:font-name="Aptos" fo:font-size="11pt" fo:language="de" fo:country="CH" officeooo:rsid="0057ca21" style:font-size-asian="11pt" style:font-size-complex="11pt"/>
    </style:style>
    <style:style style:name="T15" style:family="text">
      <style:text-properties style:font-name="Aptos" fo:font-size="11pt" fo:language="de" fo:country="CH" style:font-size-asian="9.60000038146973pt" style:font-size-complex="11pt"/>
    </style:style>
    <style:style style:name="T16" style:family="text">
      <style:text-properties style:font-name="Aptos" fo:font-size="11pt" fo:language="de" fo:country="CH" officeooo:rsid="00408c1c" style:font-size-asian="9.60000038146973pt" style:font-size-complex="11pt"/>
    </style:style>
    <style:style style:name="T17" style:family="text">
      <style:text-properties style:font-name="Aptos" fo:font-size="11pt" fo:language="de" fo:country="CH" officeooo:rsid="0040fcca" style:font-size-asian="9.60000038146973pt" style:font-size-complex="11pt"/>
    </style:style>
    <style:style style:name="T18" style:family="text">
      <style:text-properties style:font-name="Aptos" fo:font-size="11pt" fo:language="de" fo:country="CH" officeooo:rsid="00423b0f" style:font-size-asian="9.60000038146973pt" style:font-size-complex="11pt"/>
    </style:style>
    <style:style style:name="T19" style:family="text">
      <style:text-properties style:font-name="Aptos" fo:font-size="11pt" fo:language="de" fo:country="CH" officeooo:rsid="0042e45f" style:font-size-asian="9.60000038146973pt" style:font-size-complex="11pt"/>
    </style:style>
    <style:style style:name="T20" style:family="text">
      <style:text-properties style:font-name="Aptos" fo:font-size="11pt" fo:language="de" fo:country="CH" officeooo:rsid="0045e46b" style:font-size-asian="9.60000038146973pt" style:font-size-complex="11pt"/>
    </style:style>
    <style:style style:name="T21" style:family="text">
      <style:text-properties style:font-name="Aptos" fo:font-size="12pt" fo:language="de" fo:country="CH" style:font-size-asian="12pt" style:font-size-complex="12pt"/>
    </style:style>
    <style:style style:name="T22" style:family="text">
      <style:text-properties style:font-name="Aptos" fo:font-size="12pt" fo:language="de" fo:country="CH" officeooo:rsid="003a249f" style:font-size-asian="12pt" style:font-size-complex="12pt"/>
    </style:style>
    <style:style style:name="T23" style:family="text">
      <style:text-properties style:font-name="Aptos" fo:font-size="12pt" fo:language="de" fo:country="CH" officeooo:rsid="003aadfc" style:font-size-asian="12pt" style:font-size-complex="12pt"/>
    </style:style>
    <style:style style:name="T24" style:family="text">
      <style:text-properties style:font-name="Aptos" fo:font-size="12pt" fo:language="de" fo:country="CH" officeooo:rsid="003bb56d" style:font-size-asian="12pt" style:font-size-complex="12pt"/>
    </style:style>
    <style:style style:name="T25" style:family="text">
      <style:text-properties officeooo:rsid="002f72c1"/>
    </style:style>
    <style:style style:name="T26" style:family="text">
      <style:text-properties fo:color="#cf8e6d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27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3064c5"/>
    </style:style>
    <style:style style:name="T29" style:family="text">
      <style:text-properties fo:color="#000000" loext:opacity="100%" style:font-name="JetBrains Mono1" fo:font-size="10pt" style:font-size-asian="10pt" style:font-style-asian="normal" style:font-weight-asian="normal"/>
    </style:style>
    <style:style style:name="T30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31" style:family="text">
      <style:text-properties officeooo:rsid="003b30a4"/>
    </style:style>
    <style:style style:name="T32" style:family="text">
      <style:text-properties officeooo:rsid="003bafbb"/>
    </style:style>
    <style:style style:name="T33" style:family="text">
      <style:text-properties officeooo:rsid="003bb56d"/>
    </style:style>
    <style:style style:name="T34" style:family="text">
      <style:text-properties officeooo:rsid="003e8ef9"/>
    </style:style>
    <style:style style:name="T35" style:family="text">
      <style:text-properties officeooo:rsid="00415a42"/>
    </style:style>
    <style:style style:name="T36" style:family="text">
      <style:text-properties officeooo:rsid="00423b0f"/>
    </style:style>
    <style:style style:name="T37" style:family="text">
      <style:text-properties officeooo:rsid="0045e46b"/>
    </style:style>
    <style:style style:name="T38" style:family="text">
      <style:text-properties officeooo:rsid="004769cb"/>
    </style:style>
    <style:style style:name="T39" style:family="text">
      <style:text-properties officeooo:rsid="004daf7e"/>
    </style:style>
    <style:style style:name="T40" style:family="text">
      <style:text-properties officeooo:rsid="00500a6d"/>
    </style:style>
    <style:style style:name="T41" style:family="text">
      <style:text-properties officeooo:rsid="00510843"/>
    </style:style>
    <style:style style:name="T42" style:family="text">
      <style:text-properties officeooo:rsid="005344a0"/>
    </style:style>
    <style:style style:name="T43" style:family="text">
      <style:text-properties officeooo:rsid="00550249"/>
    </style:style>
    <style:style style:name="T44" style:family="text">
      <style:text-properties officeooo:rsid="0036313a"/>
    </style:style>
    <style:style style:name="T45" style:family="text">
      <style:text-properties officeooo:rsid="0057ca21"/>
    </style:style>
    <style:style style:name="T46" style:family="text">
      <style:text-properties officeooo:rsid="00580175"/>
    </style:style>
    <style:style style:name="T47" style:family="text">
      <style:text-properties officeooo:rsid="00599717"/>
    </style:style>
    <style:style style:name="T48" style:family="text">
      <style:text-properties officeooo:rsid="005b75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bsichern eines Mailsystems</text:p>
      <text:p text:style-name="P1"/>
      <text:h text:style-name="P46" text:outline-level="3">1 Einleitung <text:span text:style-name="T32">(Done)</text:span></text:h>
      <text:p text:style-name="P7">Für die zweite Abgabe im Fach Cyber Sicherheit soll ein sicherer Mail-Server und ein DNS-Server im Labor eingerichtet werden. In diesem Bericht werden die einzelnen Schritte erklärt. <text:s/><text:span text:style-name="T39">A</text:span>nhand von relevanten Logs und <text:span text:style-name="T31">einem </text:span>Testmail <text:span text:style-name="T39">wird </text:span>gezeigt, dass die Infrastruktur wie gedacht funktioniert. Im Anhang befinden sich die wichtigsten Konfigurationsdateien in ihrem finalen Zustand.</text:p>
      <text:h text:style-name="P46" text:outline-level="3" text:is-list-header="true"/>
      <text:h text:style-name="P46" text:outline-level="3">2 DNS-Server <text:span text:style-name="T32">(Done)</text:span></text:h>
      <text:p text:style-name="P8">Die Idee ist, eine Subdomain in der Domäne cyberlab.fhnw.ch zu definieren. Dazu müssen zuvor einige Informationen gesammelt werden. Zu Beginn werden die Nameserver der Domäne gesucht.</text:p>
      <text:p text:style-name="P32"><text:span text:style-name="T11"/></text:p>
      <text:p text:style-name="P50" loext:marker-style-name="T1"><text:span text:style-name="T8">&gt; dig cyberlab.fhnw.ch ns</text:span><text:span text:style-name="T1"><text:line-break/><text:line-break/>; &lt;&lt;&gt;&gt; DiG 9.18.18-0ubuntu0.22.04.2-Ubuntu &lt;&lt;&gt;&gt; cyberlab.fhnw.ch ns<text:line-break/>;; global options: +cmd<text:line-break/>;; Got answer:<text:line-break/>;; -&gt;&gt;HEADER&lt;&lt;- opcode: QUERY, status: NOERROR, id: 14958<text:line-break/>;; flags: qr rd ra; QUERY: 1, ANSWER: 2, AUTHORITY: 0, ADDITIONAL: 5<text:line-break/><text:line-break/>;; OPT PSEUDOSECTION:<text:line-break/>; EDNS: version: 0, flags:; udp: 65494<text:line-break/>;; QUESTION SECTION:<text:line-break/>;cyberlab.fhnw.ch.<text:tab/><text:tab/>IN<text:tab/>NS<text:line-break/><text:line-break/>;; ANSWER SECTION:<text:line-break/>cyberlab.fhnw.ch.<text:tab/>4774<text:tab/>IN<text:tab/>NS<text:tab/>srvNS02.cyberlab.fhnw.ch.<text:line-break/>cyberlab.fhnw.ch.<text:tab/>4774<text:tab/>IN<text:tab/>NS<text:tab/>srvNS01.cyberlab.fhnw.ch.<text:line-break/><text:line-break/>;; ADDITIONAL SECTION:<text:line-break/>srvNS01.cyberlab.fhnw.ch. 4774<text:tab/>IN<text:tab/>A<text:tab/>192.168.64.10<text:line-break/>srvNS01.cyberlab.fhnw.ch. 4774<text:tab/>IN<text:tab/>AAAA<text:tab/>2001:470:b78e:8000::10<text:line-break/>srvNS02.cyberlab.fhnw.ch. 4774<text:tab/>IN<text:tab/>AAAA<text:tab/>2001:470:b78e:8000::11<text:line-break/>srvNS02.cyberlab.fhnw.ch. 4774<text:tab/>IN<text:tab/>A<text:tab/>192.168.64.11<text:line-break/><text:line-break/>;; Query time: 0 msec<text:line-break/>;; SERVER: 127.0.0.53#53(127.0.0.53) (UDP)<text:line-break/>;; WHEN: Sat Jun 01 07:29:49 UTC 2024<text:line-break/>;; MSG SIZE <text:s/>rcvd: 177</text:span></text:p>
      <text:p text:style-name="P10"><text:s/></text:p>
      <text:p text:style-name="P9">Gearbeitet wurde an der Station 10, daher wurde die Subdomäne u10.cyberlab.fhnw.ch gewählt. Nun muss noch sichergestellt werden, dass Einträge für diese Subdomäne im Nameserver von cyberlab.fhnw.ch existieren.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50" loext:marker-style-name="T1"><text:soft-page-break/><text:span text:style-name="T4">&gt; dig u10.cyberlab.fhnw.ch @192.168.64.10 ns +norecurse</text:span><text:span text:style-name="T1"><text:line-break/><text:line-break/>; &lt;&lt;&gt;&gt; DiG 9.18.18-0ubuntu0.22.04.2-Ubuntu &lt;&lt;&gt;&gt; u10.cyberlab.fhnw.ch @192.168.64.10 ns +norecurse<text:line-break/>;; global options: +cmd<text:line-break/>;; Got answer:<text:line-break/>;; -&gt;&gt;HEADER&lt;&lt;- opcode: QUERY, status: NOERROR, id: 46369<text:line-break/>;; flags: qr ra; QUERY: 1, ANSWER: 0, AUTHORITY: 2, ADDITIONAL: 3<text:line-break/><text:line-break/>;; OPT PSEUDOSECTION:<text:line-break/>; EDNS: version: 0, flags:; udp: 1232<text:line-break/>; COOKIE: 04d64f2da491433101000000662f44c579f5e89e5ad9adb2 (good)<text:line-break/>;; QUESTION SECTION:<text:line-break/>;u10.cyberlab.fhnw.ch.<text:tab/><text:tab/>IN<text:tab/>NS<text:line-break/><text:line-break/>;; AUTHORITY SECTION:<text:line-break/>u10.cyberlab.fhnw.ch.<text:tab/>4800<text:tab/>IN<text:tab/>NS<text:tab/>ns1.u10.cyberlab.fhnw.ch.<text:line-break/>u10.cyberlab.fhnw.ch.<text:tab/>4800<text:tab/>IN<text:tab/>NS<text:tab/>ns2.u10.cyberlab.fhnw.ch.<text:line-break/><text:line-break/>;; ADDITIONAL SECTION:<text:line-break/>ns2.u10.cyberlab.fhnw.ch. 4800<text:tab/>IN<text:tab/>A<text:tab/>192.168.97.81<text:line-break/>ns1.u10.cyberlab.fhnw.ch. 4800<text:tab/>IN<text:tab/>A<text:tab/>192.168.97.80<text:line-break/><text:line-break/>;; Query time: 0 msec<text:line-break/>;; SERVER: 192.168.64.10#53(192.168.64.10) (UDP)<text:line-break/>;; WHEN: Mon Apr 29 06:57:09 UTC 2024<text:line-break/>;; MSG SIZE <text:s/>rcvd: 145</text:span></text:p>
      <text:p text:style-name="P33"><text:span text:style-name="T10"/></text:p>
      <text:p text:style-name="P9">Mit diesen Informationen kann nun der DNS-Server für die Subdomain aufgesetzt werden. Eine virtuelle Ma<text:span text:style-name="T25">s</text:span>chine wurde eingerichtet und der Dienst <text:span text:style-name="T25">B</text:span>ind9 darauf installiert. Diese Maschine wird ab sofort <text:span text:style-name="T25">U</text:span>buntu-<text:span text:style-name="T25">DNS</text:span> genannt. <text:span text:style-name="T25">Ein weitere virtuelle Maschine mit Bind9 wurde zusätzlich als Ubuntu-Slave zur Verfügung gestellt.</text:span></text:p>
      <text:p text:style-name="P9"/>
      <text:p text:style-name="P27">Beide Nameserver von cyberlab.fhnw.ch werden in die Datei /etc/bind/named.conf.options auf dem Ubuntu-DNS-Server aufgenommen, um Anfragen an den DNS-Server von cyberlab weiterzuleiten, falls der lokale DNS-Server die angefragte Domain nicht selbst auflösen kann.</text:p>
      <text:p text:style-name="P26"/>
      <text:p text:style-name="P50" loext:marker-style-name="T1"><text:span text:style-name="T1">forwarders {<text:line-break/> <text:tab/>192.168.64.10;<text:line-break/><text:tab/>192.168.64.11;<text:line-break/> };</text:span></text:p>
      <text:p text:style-name="P26"/>
      <text:p text:style-name="P11">Die Konfigurationsdatei für die Zone wird unter /etc/bind/db.u10.cyberlab.fhnw.ch erstellt. </text:p>
      <text:p text:style-name="P11">Es ist wichtig sicherzustellen, dass die korrekten IP-Adressen den Nameservern zugewiesen werden. Die IP-Adressen wurden zuvor mit dem Tool dig` ermittelt.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50" loext:marker-style-name="T1"><text:soft-page-break/><text:span text:style-name="T4">$TTL 10800 ; 3 Stunden in Sekunden</text:span><text:span text:style-name="T1">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/text:span></text:p>
      <text:p text:style-name="P34"><text:span text:style-name="T10"/></text:p>
      <text:p text:style-name="P36"><text:span text:style-name="T12">Die Konfigurationsdatei für die Rückwärtszonen unter /etc/bind/db.192.168.97 sieht </text:span><text:span text:style-name="T13">wie folgt aus. Ein Reverse-DNS-Lookup ermöglicht es, die IP-Adresse einer Maschine in ihren zugehörigen Hostnamen umzuwandeln.</text:span></text:p>
      <text:p text:style-name="P35"><text:span text:style-name="T13"/></text:p>
      <text:p text:style-name="P50" loext:marker-style-name="T1"><text:span text:style-name="T5">$TTL 10800 ; 3 Stunden in Sekunden</text:span><text:span text:style-name="T1"><text:line-break/>97.168.192.in-addr.arpa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97.168.192.in-addr.arpa.<text:tab/>IN<text:tab/>NS<text:tab/>ns1.u10.cyberlab.fhnw.ch.<text:line-break/>97.168.192.in-addr.arpa.<text:tab/>IN<text:tab/>NS<text:tab/>ns2.u10.cyberlab.fhnw.ch.<text:line-break/><text:line-break/>; Reverse-Lookup<text:line-break/>80.97.168.192.in-addr.arpa.<text:tab/>IN<text:tab/>PTR<text:tab/>ns1.u10.cyberlab.fhnw.ch.<text:line-break/>81.97.168.192.in-addr.arpa.<text:tab/>IN<text:tab/>PTR<text:tab/>ns2.u10.cyberlab.fhnw.ch.<text:line-break/>189.97.168.192.in-addr.arpa.<text:tab/>IN<text:tab/>PTR<text:tab/>mail.u10.cyberlab.fhnw.ch.<text:line-break/></text:span></text:p>
      <text:p text:style-name="P35"><text:span text:style-name="T13"/></text:p>
      <text:p text:style-name="P12">Der Bind9 Dienst muss nun noch wissen, wo die Zonendateien gespeichert sind damit diese geladen werden. Bei der Ubuntu-DNS Machine definiert die Datei /etc/bind/named.conf.local dies. Die IP-Adresse des Ubuntu-Slaves als zweiter Nameserver für Ausfallsicherheit und Redundanz wird als Transfer angegeben.</text:p>
      <text:p text:style-name="P37"><text:span text:style-name="T10"/></text:p>
      <text:p text:style-name="P50" loext:marker-style-name="T1"><text:span text:style-name="T4">zone "u10.cyberlab.fhnw.ch" </text:span><text:span text:style-name="T1">{<text:line-break/><text:tab/>type master;<text:line-break/><text:tab/>file "/etc/bind/db.u10.cyberlab.fhnw.ch";<text:line-break/><text:tab/>allow-transfer { 192.168.97.81; };<text:line-break/>};<text:line-break/><text:line-break/>zone "97.168.192.in-addr.arpa" {<text:line-break/><text:tab/>type master;<text:line-break/><text:tab/>file "/etc/bind/db.192.168.97";<text:line-break/><text:tab/>allow-transfer { 192.168.97.81; };<text:line-break/>};<text:line-break/></text:span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oft-page-break/><text:span text:style-name="T10">Auf der Ubuntu-Slave genügt die Datei /etc/bind/named.conf.local, die Konfigurationsdaten der Zonen holt sich dieser vom ersten Nameserver.</text:span></text:p>
      <text:p text:style-name="P37"><text:span text:style-name="T10"/></text:p>
      <text:p text:style-name="P50" loext:marker-style-name="T1"><text:span text:style-name="T4">zone "u10.cyberlab.fhnw.ch" </text:span><text:span text:style-name="T1">{<text:line-break/><text:tab/>type slave;<text:line-break/><text:tab/>file "/var/cache/bind/db.u10.cyberlab.fhnw.ch";<text:line-break/><text:tab/>masters { 192.168.97.80; };<text:line-break/>};<text:line-break/><text:line-break/>zone "97.168.192.in-addr.arpa" {<text:line-break/><text:tab/>type slave;<text:line-break/><text:tab/>file "/var/cache/bind/db.192.168.97";<text:line-break/><text:tab/>masters { 192.168.97.80; };<text:line-break/>};</text:span></text:p>
      <text:p text:style-name="P38"><text:span text:style-name="T10"/></text:p>
      <text:p text:style-name="P13">Es ist wichtig, sicherzustellen, dass die IP-Adressen der virtuellen Maschinen korrekt konfiguriert sind. Dies kann mithilfe von netplan und der Datei /etc/netplan/00-installer-config.yaml erfolgen. Hier ein Beispiel von der Ubuntu-DNS Machine:</text:p>
      <text:p text:style-name="P39"><text:span text:style-name="T10"/></text:p>
      <text:p text:style-name="P50" loext:marker-style-name="T1"><text:span text:style-name="T26">network</text:span><text:span text:style-name="T1">:<text:line-break/> <text:s/></text:span><text:span text:style-name="T27">ethernets</text:span><text:span text:style-name="T1">:<text:line-break/> <text:s text:c="3"/></text:span><text:span text:style-name="T27">enp0s3</text:span><text:span text:style-name="T1">:<text:line-break/> <text:s text:c="5"/></text:span><text:span text:style-name="T27">dhcp4</text:span><text:span text:style-name="T1">: false<text:line-break/> <text:s text:c="5"/></text:span><text:span text:style-name="T27">addresses</text:span><text:span text:style-name="T1">:<text:line-break/> <text:s text:c="7"/>- 192.168.97.80/22<text:line-break/> <text:s text:c="5"/></text:span><text:span text:style-name="T27">routes</text:span><text:span text:style-name="T1">:<text:line-break/> <text:s text:c="7"/>- </text:span><text:span text:style-name="T27">to</text:span><text:span text:style-name="T1">: default<text:line-break/> <text:s text:c="9"/></text:span><text:span text:style-name="T27">via</text:span><text:span text:style-name="T1">: 192.168.96.1<text:line-break/> <text:s text:c="5"/></text:span><text:span text:style-name="T27">nameservers</text:span><text:span text:style-name="T1">:<text:line-break/> <text:s text:c="7"/></text:span><text:span text:style-name="T27">addresses</text:span><text:span text:style-name="T1">: [192.168.97.80]<text:line-break/> <text:s/></text:span><text:span text:style-name="T27">version</text:span><text:span text:style-name="T1">: 2</text:span></text:p>
      <text:p text:style-name="P39"><text:span text:style-name="T10"/></text:p>
      <text:p text:style-name="P55"><text:span text:style-name="T44">Nachdem die IP-Adresse korrekt eingestellt wurde, kann der Bind9-Dienst neu gestartet werden. Die Subdomäne u10.cyberlab.fhnw.ch ist jetzt einsatzbereit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47" text:outline-level="3"><text:soft-page-break/>3 Mail-Server <text:span text:style-name="T32">(ToDo)</text:span></text:h>
      <text:p text:style-name="P6">Tbd</text:p>
      <text:p text:style-name="P2"/>
      <text:h text:style-name="P46" text:outline-level="3"><text:soft-page-break/></text:h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><text:soft-page-break/>4 SPF/DKIM <text:span text:style-name="T32">(</text:span><text:span text:style-name="T38">Done</text:span><text:span text:style-name="T32">)</text:span></text:h>
      <text:p text:style-name="P15">Ein SPF-Record in der Datei /etc/bind/db.u10.cyberlab.fhnw.ch bestimmt, welche Mailserver dazu befugt sind, E-Mails in Vertretung dieser Domain zu versenden. Die Angabe mx erlaubt den Mailservern, die in den MX-Einträgen der Domain festgelegt sind, E-Mails zu verschicken. Die Verwendung von -all deutet an, dass sämtliche anderen Server, die nicht in den MX-Einträgen der Domain aufgeführt sind, keine Berechtigung haben, E-Mails im Namen dieser Domain zu senden.</text:p>
      <text:p text:style-name="P15"/>
      <text:p text:style-name="P50" loext:marker-style-name="T1"><text:span text:style-name="T1"/></text:p>
      <text:p text:style-name="P50" loext:marker-style-name="T1"><text:span text:style-name="T1">u10.cyberlab.fhnw.ch.<text:tab/>IN<text:tab/>TXT<text:tab/>"v=spf1 mx -all"</text:span></text:p>
      <text:p text:style-name="P50" loext:marker-style-name="T1"><text:span text:style-name="T1"/></text:p>
      <text:p text:style-name="P15"/>
      <text:p text:style-name="P15">Postfix muss so configuriert werden dass der SMTP Server SPF records von einkommenden Mails überprüft. Der Dienst postfix-policyd-spf-python wird installiert. Die Datei /etc/postfix/master.cf wird mit dem Eintrag erweitert: </text:p>
      <text:p text:style-name="P15"/>
      <text:p text:style-name="P15"/>
      <text:p text:style-name="P50" loext:marker-style-name="T1"><text:span text:style-name="T1"/></text:p>
      <text:p text:style-name="P50" loext:marker-style-name="T1"><text:span text:style-name="T1">policyd-spf unix -<text:tab/>n<text:tab/>n<text:tab/>-<text:tab/>0<text:tab/>spawn<text:line-break/><text:tab/>user=policyd-spf argv=/usr/bin/policyd-spf</text:span></text:p>
      <text:p text:style-name="P52" loext:marker-style-name="T1"/>
      <text:p text:style-name="P15">Schliesslich wird auch das /etc/postfix/main.cf angepasst:</text:p>
      <text:p text:style-name="P15"/>
      <text:p text:style-name="P50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/text:span></text:p>
      <text:p text:style-name="P15"/>
      <text:p text:style-name="P15"><text:span text:style-name="T34">Mit DKIM kann sichergestellt werden, </text:span>dass <text:span text:style-name="T34">eine</text:span> E-Mail tatsächlich von der angegebenen Domain stammt und nicht gefälscht wurde. Der Absenders signiert jede ausgehende Nachricht mit einem privaten Schlüssel. Der Empfänger ruft den öffentlichen Schlüssel aus den DNS-Einträgen des Absenders ab und überprüft <text:span text:style-name="T34">die Signatur.</text:span></text:p>
      <text:p text:style-name="P15"/>
      <text:p text:style-name="P20">Um DKIM umzusetzen wurde der Dienst <text:span text:style-name="T37">O</text:span>pendkim auf der Ubuntu-Mail Machine installiert. Die Datei /etc/opendkim.conf sieht wie folgt aus:</text:p>
      <text:p text:style-name="P20"/>
      <text:p text:style-name="P50" loext:marker-style-name="T1"><text:span text:style-name="T1">OversignHeaders<text:tab/><text:tab/>From<text:line-break/>TrustAnchorFile<text:tab/><text:tab/>/usr/share/dns/root.key<text:line-break/>AutoRestart<text:tab/><text:tab/><text:tab/>yes<text:line-break/>AutoRestartRate<text:tab/><text:tab/>10/1h<text:line-break/>UMask<text:tab/><text:tab/><text:tab/><text:tab/>002<text:line-break/>Syslog<text:tab/><text:tab/><text:tab/><text:tab/>yes<text:line-break/>SyslogSuccess<text:tab/><text:tab/>yes<text:line-break/>LogWhy<text:tab/><text:tab/><text:tab/>yes<text:line-break/><text:line-break/>Canonicalization<text:tab/><text:tab/>relaxed/simple<text:line-break/><text:line-break/>ExternalIgnoreList<text:tab/>refile:/etc/opendkim/TrustedHosts<text:line-break/>InternalHosts<text:tab/><text:tab/>refile:/etc/opendkim/TrustedHosts<text:line-break/>KeyTable<text:tab/><text:tab/>refile:/etc/opendkim/KeyTable<text:line-break/>SigningTable<text:tab/><text:tab/>refile:/etc/opendkim/SigningTable<text:line-break/><text:line-break/>Mode<text:tab/><text:tab/><text:tab/>sv<text:line-break/>PidFile<text:tab/><text:tab/><text:tab/>/var/run/opendkim/opendkim.pid<text:line-break/>SignatureAlgorithm<text:tab/>rsa-sha256<text:line-break/><text:line-break/>UserID<text:tab/><text:tab/><text:tab/>opendkim:opendkim<text:line-break/>Socket<text:tab/><text:tab/><text:tab/>inet:12301@localhost</text:span></text:p>
      <text:p text:style-name="P20"/>
      <text:p text:style-name="P42"><text:soft-page-break/><text:span text:style-name="T16">Unter /etc/default/opendkim muss die Zeile </text:span><text:span text:style-name="T17">SOCKET=inet:12301@localhost </text:span><text:span text:style-name="T16">hinzugefügt werden.</text:span></text:p>
      <text:p text:style-name="P22">Die Datei /etc/postfix/main.cf wird mit folgendem Eintrag ergänzt:</text:p>
      <text:p text:style-name="P21"/>
      <text:p text:style-name="P50" loext:marker-style-name="T1"><text:span text:style-name="T1">milter_protocol = 2<text:line-break/>milter_default_action = accept<text:line-break/>smtpd_milters = inet:localhost:12301<text:line-break/>non_smtpd_milters = inet:localhost:12301</text:span></text:p>
      <text:p text:style-name="P21"/>
      <text:p text:style-name="P23">Unter /etc/opendkim/TrustedHosts wird die Zeile *.cyberlab.fhnw.ch hinzugefügt.<text:span text:style-name="T35"> </text:span><text:span text:style-name="T36">In der Datei </text:span><text:span text:style-name="T35">/etc/opendkim/KeyTable wird </text:span><text:span text:style-name="T36">der Pfad zum privaten Schlüssel zum signieren angegeben.</text:span><text:span text:style-name="T35"> </text:span></text:p>
      <text:p text:style-name="P23"/>
      <text:p text:style-name="P50" loext:marker-style-name="T1"><text:span text:style-name="T1"/></text:p>
      <text:p text:style-name="P50" loext:marker-style-name="T1"><text:span text:style-name="T1">mail._domainkey.u10.cyberlab.fhnw.ch u10.cyberlab.fhnw.ch:mail:/etc/opendkim/keys/u10.cyberlab.fhnw.ch/mail.private<text:line-break/></text:span></text:p>
      <text:p text:style-name="P24"><text:s/></text:p>
      <text:p text:style-name="P25">In der Datei /etc/opendkim/SigningTable wir die Zeile *@u10.cyberlab.fhnw.ch mail._domainkey.u10.cyberlab.fhnw.ch hinzugefügt. Alle Mails von der Domäne u10.cyberlab.fhnw.ch werden mit dem privaten Schlüssel signiert.</text:p>
      <text:p text:style-name="P43"><text:span text:style-name="T18"/></text:p>
      <text:p text:style-name="P44"><text:span text:style-name="T15">Die Schlüsselpaare werden erstellt und unter /etc/opendkim/keys/u10.cyberlab.fhnw.ch abgespeichert. </text:span><text:span text:style-name="T19">Der private Schlüssel ist in der Datei mail.private. Der öffentliche Schlüssel ist in der Datei mail.txt, damit wird der DKIM-Record erstellt. </text:span><text:span text:style-name="T20">Postfix und Opendkim muss neu gestartet werden.</text:span></text:p>
      <text:p text:style-name="P44"><text:span text:style-name="T19"/></text:p>
      <text:p text:style-name="P50" loext:marker-style-name="T1"><text:span text:style-name="T6"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/text:span><text:span text:style-name="T1"><text:line-break/></text:span></text:p>
      <text:p text:style-name="P3"/>
      <text:h text:style-name="P46" text:outline-level="3" text:is-list-header="true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h text:style-name="P46" text:outline-level="3"/>
      <text:p text:style-name="P68"/>
      <text:p text:style-name="P68"/>
      <text:p text:style-name="P68"/>
      <text:h text:style-name="P46" text:outline-level="3"><text:soft-page-break/>5 Greylisting <text:span text:style-name="T32">(</text:span><text:span text:style-name="T41">Done</text:span><text:span text:style-name="T32">)</text:span></text:h>
      <text:p text:style-name="P6">Greylisting ist eine Technik zur Reduzierung von Spam. Dabei werden E-Mails von unbekannten Absendern zunächst temporär abgelehnt. Mailserver versuchen dann, die E-Mail nach einem kurzen Zeitraum erneut zu senden, woraufhin die E-Mail angenommen und der Absender auf eine Liste bekannter Absender gesetzt wird, sodass zukünftige E-Mails sofort verarbeitet werden. Die meisten Spam-Mailer hingegen senden E-Mails nach einem fehlgeschlagenen Versuch nicht erneut.</text:p>
      <text:p text:style-name="P6"/>
      <text:p text:style-name="P16">Auf der Ubuntu-Mail Machine wird der Dienst Postgrey für die Umsetzung installiert. Die /etc/postfix/main.cf Datei wird angepasst: </text:p>
      <text:p text:style-name="P16"/>
      <text:p text:style-name="P50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/text:span></text:p>
      <text:p text:style-name="P16"/>
      <text:p text:style-name="P16">Bestimmte E-Mails sollen jedoch nicht von Begin an angenommen und nicht abgelehnt werden. Dazu wurde eine Whitelist definiert. In de<text:span text:style-name="T40">r Datei /etc/default/postgrey wir die Ziele hinzugefügt, damit Postgrey die Whitelist beachtet.</text:span></text:p>
      <text:p text:style-name="P16"/>
      <text:p text:style-name="P50" loext:marker-style-name="T1"><text:span text:style-name="T1"/></text:p>
      <text:p text:style-name="P50" loext:marker-style-name="T1"><text:span text:style-name="T1">POSTGREY_OPTS="--inet=127.0.0.1:10023 --whitelist-clients=/etc/postgrey/whitelist_clients.local"<text:line-break/></text:span></text:p>
      <text:p text:style-name="P16"/>
      <text:p text:style-name="P17">In die Datei /etc/postgrey/whitelist_clients.local wird die Zeile cyberlab.fhnw.ch hineingeschrieben. E-Mails von dieser Domäne werden nicht abgelehnt. Postfix und Postgrey muss neu gestartet werden.</text:p>
      <text:p text:style-name="P4"/>
      <text:p text:style-name="P4"/>
      <text:h text:style-name="P46" text:outline-level="3"/>
      <text:h text:style-name="P46" text:outline-level="3"/>
      <text:h text:style-name="P46" text:outline-level="3"/>
      <text:h text:style-name="P46" text:outline-level="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9" text:outline-level="3"><text:soft-page-break/>6 Bayes (<text:span text:style-name="T48">Done</text:span>)</text:h>
      <text:p text:style-name="P18">Die E-Mails müssen nun noch auf ihren Inhalt überprüft werden, um sicherzustellen, dass kein Virus über E-Mail empfangen wird. Amavis ist ein Filterprogramm, das eingehende E-Mails auf Spam und Viren überprüft. Es fungiert als Schnittstelle, die E-Mails entgegennimmt und zur weiteren Analyse an spezialisierte Programme weiterleitet. Zur Spam-Erkennung verwendet Amavis SpamAssassin. Für die Virenerkennung ruft Amavis ClamAV auf, ein Antivirenprogramm, das E-Mails auf Malware scannt.</text:p>
      <text:p text:style-name="P5"/>
      <text:p text:style-name="P19">A<text:span text:style-name="T42">mavis, SpamAssassin und ClamAV werden auf der Ubuntu-Mail Machine installiert. </text:span></text:p>
      <text:p text:style-name="P56">Zusätzlich werden diverse Komprimierungsprogramme wie bzip2 installiert, damit Amavis in der Lage ist, Anhänge zu dekomprimieren. <text:span text:style-name="T42">Die Datei /</text:span><text:span text:style-name="T43">etc/amavis/conf.d/15-content_filter_mode bestimmt wie Amavis den E-Mail Inhalt filtert. </text:span></text:p>
      <text:p text:style-name="P56"/>
      <text:p text:style-name="P66" loext:marker-style-name="T1"><text:span text:style-name="T1">use strict;<text:line-break/></text:span></text:p>
      <text:p text:style-name="P66" loext:marker-style-name="T1"><text:span text:style-name="T1">@bypass_virus_checks_maps = (<text:line-break/> <text:s text:c="2"/>\%bypass_virus_checks, \@bypass_virus_checks_acl, \$bypass_virus_checks_re);<text:line-break/><text:line-break/>@bypass_spam_checks_maps = (<text:line-break/> <text:s text:c="2"/>\%bypass_spam_checks, \@bypass_spam_checks_acl, \$bypass_spam_checks_re);<text:line-break/><text:line-break/>1; <text:s/></text:span></text:p>
      <text:p text:style-name="P56"/>
      <text:p text:style-name="P53"><text:span text:style-name="T45">In der Datei /etc/postfix/main.cf wird die Zeile hinzugefügt.</text:span></text:p>
      <text:p text:style-name="P53"/>
      <text:p text:style-name="P50" loext:marker-style-name="T1"><text:span text:style-name="T1"/></text:p>
      <text:p text:style-name="P50" loext:marker-style-name="T1"><text:span text:style-name="T1">content_filter = smtp-amavis:[127.0.0.1]:10024</text:span></text:p>
      <text:p text:style-name="P50" loext:marker-style-name="T1"><text:span text:style-name="T1"/></text:p>
      <text:p text:style-name="P53"/>
      <text:p text:style-name="P53"><text:span text:style-name="T45">Die Datei /etc/postfix/master.cf </text:span><text:s/><text:span text:style-name="T45">wird angepasst.</text:span></text:p>
      <text:p text:style-name="P53"/>
      <text:p text:style-name="P67" loext:marker-style-name="T1"><text:span text:style-name="T1"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text:line-break/></text:span></text:p>
      <text:p text:style-name="P67" loext:marker-style-name="T1"><text:span text:style-name="T1"># </text:span><text:span text:style-name="T3">Other configuration...</text:span><text:span text:style-name="T1"><text:line-break/> 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/text:span></text:p>
      <text:p text:style-name="P53"><text:soft-page-break/></text:p>
      <text:p text:style-name="P58">In der Datei <text:span text:style-name="T43">etc/amavis/conf.d/</text:span>05-domain_id wird die Subdomain angegeben. </text:p>
      <text:p text:style-name="P58"/>
      <text:p text:style-name="P50" loext:marker-style-name="T1"><text:span text:style-name="T1"/></text:p>
      <text:p text:style-name="P50" loext:marker-style-name="T1"><text:span text:style-name="T1">@local_domains_acl = ( ".$mydomain", ".u10.cyberlab.fhnw.ch" );</text:span></text:p>
      <text:p text:style-name="P50" loext:marker-style-name="T1"><text:span text:style-name="T1"/></text:p>
      <text:p text:style-name="P58"/>
      <text:p text:style-name="P58">In die Datei <text:span text:style-name="T43">etc/amavis/conf.d/</text:span>50-user wird die Zeile eingefügt.</text:p>
      <text:p text:style-name="P58"/>
      <text:p text:style-name="P50" loext:marker-style-name="T1"><text:span text:style-name="T1"/></text:p>
      <text:p text:style-name="P50" loext:marker-style-name="T1"><text:span text:style-name="T1">@whitelist_sender_acl = @local_domains_acl;</text:span></text:p>
      <text:p text:style-name="P50" loext:marker-style-name="T1"><text:span text:style-name="T1"/></text:p>
      <text:p text:style-name="P58"/>
      <text:p text:style-name="P60">In die Datei <text:span text:style-name="T43">etc/amavis/conf.d/</text:span><text:span text:style-name="T46">0</text:span>5<text:span text:style-name="T46">-</text:span>node_id wird der Hostname angegeben. </text:p>
      <text:p text:style-name="P60"/>
      <text:p text:style-name="P50" loext:marker-style-name="T1"><text:span text:style-name="T1"/></text:p>
      <text:p text:style-name="P50" loext:marker-style-name="T1"><text:span text:style-name="T1">$myhostname = "mail.u10.cyberlab.fhnw.ch";<text:line-break/></text:span></text:p>
      <text:p text:style-name="P60"/>
      <text:p text:style-name="P59"><text:span text:style-name="T40">Postfix und </text:span><text:span text:style-name="T47">Amavis</text:span><text:span text:style-name="T40"> muss neu gestartet werden. </text:span><text:span text:style-name="T47">Es soll auch sichergestellt werden, dass der </text:span><text:span text:style-name="T42">ClamAV-</text:span><text:span text:style-name="T47">Daemon läuft.</text:span> </text:p>
      <text:p text:style-name="P54"><text:span text:style-name="T14"/></text:p>
      <text:h text:style-name="P48" text:outline-level="3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48" text:outline-level="3"><text:soft-page-break/>7 Absicherung überprüfen <text:span text:style-name="T33">(Pending)</text:span></text:h>
      <text:p text:style-name="P30"/>
      <text:p text:style-name="P30">--- Verhalten bei Clean-Mail ---</text:p>
      <text:p text:style-name="P45"><text:span text:style-name="T23"/></text:p>
      <text:p text:style-name="P61" loext:marker-style-name="T1"><text:span text:style-name="T7">Jun <text:s/></text:span><text:span text:style-name="T30">1 </text:span><text:span text:style-name="T1">09:20:08 postfix postfix/pickup[</text:span><text:span text:style-name="T30">3037</text:span><text:span text:style-name="T1">]: </text:span><text:span text:style-name="T30">A3E0060673</text:span><text:span text:style-name="T1">: uid=</text:span><text:span text:style-name="T30">1000</text:span><text:span text:style-name="T1"> from=&lt;damjan@</text:span><text:span text:style-name="T30">u10.cyberlab.fhnw.ch</text:span><text:span text:style-name="T1">&gt;<text:line-break/>Jun <text:s/></text:span><text:span text:style-name="T30">1 </text:span><text:span text:style-name="T1">09:20:08 postfix postfix/cleanup[</text:span><text:span text:style-name="T30">3129</text:span><text:span text:style-name="T1">]: </text:span><text:span text:style-name="T30">A3E0060673</text:span><text:span text:style-name="T1">: message-id=&lt;</text:span><text:span text:style-name="T30">20240601092008</text:span><text:span text:style-name="T1">.NL2L-%damjan@</text:span><text:span text:style-name="T30">u10.cyberlab.fhnw.ch</text:span><text:span text:style-name="T1">&gt;<text:line-break/>Jun <text:s/></text:span><text:span text:style-name="T30">1 </text:span><text:span text:style-name="T1">09:20:08 postfix opendkim[</text:span><text:span text:style-name="T30">774</text:span><text:span text:style-name="T1">]: </text:span><text:span text:style-name="T30">A3E0060673</text:span><text:span text:style-name="T1">: DKIM-Signature field added (s=mail, d=</text:span><text:span text:style-name="T30">u10.cyberlab.fhnw.ch</text:span><text:span text:style-name="T1">)<text:line-break/>Jun <text:s/></text:span><text:span text:style-name="T30">1 </text:span><text:span text:style-name="T1">09:20:08 postfix postfix/qmgr[</text:span><text:span text:style-name="T30">1604</text:span><text:span text:style-name="T1">]: </text:span><text:span text:style-name="T30">A3E0060673</text:span><text:span text:style-name="T1">: from=&lt;damjan@</text:span><text:span text:style-name="T30">u10.cyberlab.fhnw.ch</text:span><text:span text:style-name="T1">&gt;, size=</text:span><text:span text:style-name="T30">440</text:span><text:span text:style-name="T1">, nrcpt=</text:span><text:span text:style-name="T30">1</text:span><text:span text:style-name="T1"> (queue active)<text:line-break/>Jun <text:s/></text:span><text:span text:style-name="T30">1 </text:span><text:span text:style-name="T1">09:20:08 postfix postfix/smtp[</text:span><text:span text:style-name="T30">3130</text:span><text:span text:style-name="T1">]: </text:span><text:span text:style-name="T30">A3E0060673</text:span><text:span text:style-name="T1">: to=&lt;reflector@</text:span><text:span text:style-name="T30">cyberlab.fhnw.ch</text:span><text:span text:style-name="T1">&gt;, relay=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:</text:span><text:span text:style-name="T30">25</text:span><text:span text:style-name="T1">, delay=</text:span><text:span text:style-name="T30">0</text:span><text:span text:style-name="T1">.</text:span><text:span text:style-name="T30">24</text:span><text:span text:style-name="T1">, delays=</text:span><text:span text:style-name="T30">0</text:span><text:span text:style-name="T1">.</text:span><text:span text:style-name="T30">07</text:span><text:span text:style-name="T1">/</text:span><text:span text:style-name="T30">0</text:span><text:span text:style-name="T1">.</text:span><text:span text:style-name="T30">01</text:span><text:span text:style-name="T1">/</text:span><text:span text:style-name="T30">0</text:span><text:span text:style-name="T1">.</text:span><text:span text:style-name="T30">06</text:span><text:span text:style-name="T1">/</text:span><text:span text:style-name="T30">0</text:span><text:span text:style-name="T1">.</text:span><text:span text:style-name="T30">1</text:span><text:span text:style-name="T1">, dsn=</text:span><text:span text:style-name="T30">2</text:span><text:span text:style-name="T1">.</text:span><text:span text:style-name="T30">0</text:span><text:span text:style-name="T1">.</text:span><text:span text:style-name="T30">0</text:span><text:span text:style-name="T1">, status=sent (</text:span><text:span text:style-name="T30">250 2</text:span><text:span text:style-name="T1">.</text:span><text:span text:style-name="T30">0</text:span><text:span text:style-name="T1">.</text:span><text:span text:style-name="T30">0</text:span><text:span text:style-name="T1"> Ok: queued as </text:span><text:span text:style-name="T30">DABC36011A</text:span><text:span text:style-name="T1">)<text:line-break/>Jun <text:s/></text:span><text:span text:style-name="T30">1 </text:span><text:span text:style-name="T1">09:20:08 postfix postfix/qmgr[</text:span><text:span text:style-name="T30">1604</text:span><text:span text:style-name="T1">]: </text:span><text:span text:style-name="T30">A3E0060673</text:span><text:span text:style-name="T1">: removed<text:line-break/>Jun <text:s/></text:span><text:span text:style-name="T30">1 </text:span><text:span text:style-name="T1">09:20:09 postfix postfix/smtpd[</text:span><text:span text:style-name="T30">3131</text:span><text:span text:style-name="T1">]: connect from 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<text:line-break/>Jun <text:s/></text:span><text:span text:style-name="T30">1 </text:span><text:span text:style-name="T1">09:20:09 postfix policyd-spf[</text:span><text:span text:style-name="T30">3132</text:span><text:span text:style-name="T1">]: prepend Received-SPF: None (mailfrom) identity=mailfrom; client-ip=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; helo=</text:span><text:span text:style-name="T30">srvmsg01.cyberlab.fhnw.ch</text:span><text:span text:style-name="T1">; envelope-from=reflector@</text:span><text:span text:style-name="T30">srvmsg01.cyberlab.fhnw.ch</text:span><text:span text:style-name="T1">; receiver=&lt;UNKNOWN&gt; <text:line-break/>Jun <text:s/></text:span><text:span text:style-name="T30">1 </text:span><text:span text:style-name="T1">09:20:09 postfix postgrey[</text:span><text:span text:style-name="T30">989</text:span><text:span text:style-name="T1">]: action=pass, reason=client whitelist, client_name=</text:span><text:span text:style-name="T30">srvMSG01.cyberlab.fhnw.ch</text:span><text:span text:style-name="T1">, client_address=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/</text:span><text:span text:style-name="T30">32</text:span><text:span text:style-name="T1">, sender=reflector@</text:span><text:span text:style-name="T30">srvmsg01.cyberlab.fhnw.ch</text:span><text:span text:style-name="T1">, recipient=damjan@</text:span><text:span text:style-name="T30">u10.cyberlab.fhnw.ch<text:line-break/></text:span><text:span text:style-name="T1">Jun <text:s/></text:span><text:span text:style-name="T30">1 </text:span><text:span text:style-name="T1">09:20:09 postfix postfix/smtpd[</text:span><text:span text:style-name="T30">3131</text:span><text:span text:style-name="T1">]: </text:span><text:span text:style-name="T30">2C0AB60671</text:span><text:span text:style-name="T1">: client=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<text:line-break/>Jun <text:s/></text:span><text:span text:style-name="T30">1 </text:span><text:span text:style-name="T1">09:20:09 postfix postfix/cleanup[</text:span><text:span text:style-name="T30">3129</text:span><text:span text:style-name="T1">]: </text:span><text:span text:style-name="T30">2C0AB60671</text:span><text:span text:style-name="T1">: message-id=&lt;</text:span><text:span text:style-name="T30">20240601092009</text:span><text:span text:style-name="T1">.</text:span><text:span text:style-name="T30">076C06012B</text:span><text:span text:style-name="T1">@</text:span><text:span text:style-name="T30">srvMSG01.cyberlab.fhnw.ch</text:span><text:span text:style-name="T1">&gt;<text:line-break/>Jun <text:s/></text:span><text:span text:style-name="T30">1 </text:span><text:span text:style-name="T1">09:20:09 postfix opendkim[</text:span><text:span text:style-name="T30">774</text:span><text:span text:style-name="T1">]: </text:span><text:span text:style-name="T30">2C0AB60671</text:span><text:span text:style-name="T1">: </text:span><text:span text:style-name="T30">srvMSG01.cyberlab.fhnw.ch</text:span><text:span text:style-name="T1"> 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 not internal<text:line-break/>Jun <text:s/></text:span><text:span text:style-name="T30">1 </text:span><text:span text:style-name="T1">09:20:09 postfix opendkim[</text:span><text:span text:style-name="T30">774</text:span><text:span text:style-name="T1">]: </text:span><text:span text:style-name="T30">2C0AB60671</text:span><text:span text:style-name="T1">: not authenticated<text:line-break/>Jun <text:s/></text:span><text:span text:style-name="T30">1 </text:span><text:span text:style-name="T1">09:20:09 postfix opendkim[</text:span><text:span text:style-name="T30">774</text:span><text:span text:style-name="T1">]: </text:span><text:span text:style-name="T30">2C0AB60671</text:span><text:span text:style-name="T1">: no signature data<text:line-break/>Jun <text:s/></text:span><text:span text:style-name="T30">1 </text:span><text:span text:style-name="T1">09:20:09 postfix postfix/qmgr[</text:span><text:span text:style-name="T30">1604</text:span><text:span text:style-name="T1">]: </text:span><text:span text:style-name="T30">2C0AB60671</text:span><text:span text:style-name="T1">: from=&lt;reflector@</text:span><text:span text:style-name="T30">srvmsg01.cyberlab.fhnw.ch</text:span><text:span text:style-name="T1">&gt;, size=</text:span><text:span text:style-name="T30">4712</text:span><text:span text:style-name="T1">, nrcpt=</text:span><text:span text:style-name="T30">1</text:span><text:span text:style-name="T1"> (queue active)<text:line-break/>Jun <text:s/></text:span><text:span text:style-name="T30">1 </text:span><text:span text:style-name="T1">09:20:09 postfix postfix/smtpd[</text:span><text:span text:style-name="T30">3131</text:span><text:span text:style-name="T1">]: disconnect from 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 ehlo=</text:span><text:span text:style-name="T30">1</text:span><text:span text:style-name="T1"> mail=</text:span><text:span text:style-name="T30">1</text:span><text:span text:style-name="T1"> rcpt=</text:span><text:span text:style-name="T30">1</text:span><text:span text:style-name="T1"> data=</text:span><text:span text:style-name="T30">1</text:span><text:span text:style-name="T1"> quit=</text:span><text:span text:style-name="T30">1</text:span><text:span text:style-name="T1"> commands=</text:span><text:span text:style-name="T30">5<text:line-break/></text:span><text:span text:style-name="T1">Jun <text:s/></text:span><text:span text:style-name="T30">1 </text:span><text:span text:style-name="T1">09:20:10 postfix postfix/smtpd[</text:span><text:span text:style-name="T30">3136</text:span><text:span text:style-name="T1">]: connect from localhost[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]<text:line-break/>Jun <text:s/></text:span><text:span text:style-name="T30">1 </text:span><text:span text:style-name="T1">09:20:10 postfix postfix/smtpd[</text:span><text:span text:style-name="T30">3136</text:span><text:span text:style-name="T1">]: </text:span><text:span text:style-name="T30">3D03660673</text:span><text:span text:style-name="T1">: client=localhost[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]<text:line-break/>Jun <text:s/></text:span><text:span text:style-name="T30">1 </text:span><text:span text:style-name="T1">09:20:10 postfix postfix/cleanup[</text:span><text:span text:style-name="T30">3129</text:span><text:span text:style-name="T1">]: </text:span><text:span text:style-name="T30">3D03660673</text:span><text:span text:style-name="T1">: message-id=&lt;</text:span><text:span text:style-name="T30">20240601092009</text:span><text:span text:style-name="T1">.</text:span><text:span text:style-name="T30">076C06012B</text:span><text:span text:style-name="T1">@</text:span><text:span text:style-name="T30">srvMSG01.cyberlab.fhnw.ch</text:span><text:span text:style-name="T1">&gt;<text:line-break/>Jun <text:s/></text:span><text:span text:style-name="T30">1 </text:span><text:span text:style-name="T1">09:20:10 postfix opendkim[</text:span><text:span text:style-name="T30">774</text:span><text:span text:style-name="T1">]: </text:span><text:span text:style-name="T30">3D03660673</text:span><text:span text:style-name="T1">: no signing table match for 'reflector@srvmsg01.cyberlab.fhnw.ch'<text:line-break/>Jun <text:s/></text:span><text:span text:style-name="T30">1 </text:span><text:span text:style-name="T1">09:20:10 postfix opendkim[</text:span><text:span text:style-name="T30">774</text:span><text:span text:style-name="T1">]: </text:span><text:span text:style-name="T30">3D03660673</text:span><text:span text:style-name="T1">: no signature data<text:line-break/>Jun <text:s/></text:span><text:span text:style-name="T30">1 </text:span><text:span text:style-name="T1">09:20:10 postfix postfix/qmgr[</text:span><text:span text:style-name="T30">1604</text:span><text:span text:style-name="T1">]: </text:span><text:span text:style-name="T30">3D03660673</text:span><text:span text:style-name="T1">: from=&lt;reflector@</text:span><text:span text:style-name="T30">srvmsg01.cyberlab.fhnw.ch</text:span><text:span text:style-name="T1">&gt;, size=</text:span><text:span text:style-name="T30">5205</text:span><text:span text:style-name="T1">, nrcpt=</text:span><text:span text:style-name="T30">1</text:span><text:span text:style-name="T1"> (queue active)<text:line-break/>Jun <text:s/></text:span><text:span text:style-name="T30">1 </text:span><text:span text:style-name="T1">09:20:10 postfix postfix/local[</text:span><text:span text:style-name="T30">3137</text:span><text:span text:style-name="T1">]: </text:span><text:span text:style-name="T30">3D03660673</text:span><text:span text:style-name="T1">: to=&lt;damjan@</text:span><text:span text:style-name="T30">u10.cyberlab.fhnw.ch</text:span><text:span text:style-name="T1">&gt;, relay=local, delay=</text:span><text:span text:style-name="T30">0</text:span><text:span text:style-name="T1">.</text:span><text:span text:style-name="T30">02</text:span><text:span text:style-name="T1">, delays=</text:span><text:span text:style-name="T30">0</text:span><text:span text:style-name="T1">.</text:span><text:span text:style-name="T30">01</text:span><text:span text:style-name="T1">/</text:span><text:span text:style-name="T30">0</text:span><text:span text:style-name="T1">/</text:span><text:span text:style-name="T30">0</text:span><text:span text:style-name="T1">/</text:span><text:span text:style-name="T30">0</text:span><text:span text:style-name="T1">.</text:span><text:span text:style-name="T30">01</text:span><text:span text:style-name="T1">, dsn=</text:span><text:span text:style-name="T30">2</text:span><text:span text:style-name="T1">.</text:span><text:span text:style-name="T30">0</text:span><text:span text:style-name="T1">.</text:span><text:span text:style-name="T30">0</text:span><text:span text:style-name="T1">, status=sent (delivered to maildir)<text:line-break/>Jun <text:s/></text:span><text:span text:style-name="T30">1 </text:span><text:span text:style-name="T1">09:20:10 postfix postfix/qmgr[</text:span><text:span text:style-name="T30">1604</text:span><text:span text:style-name="T1">]: </text:span><text:span text:style-name="T30">3D03660673</text:span><text:span text:style-name="T1">: removed<text:line-break/>Jun <text:s/></text:span><text:span text:style-name="T30">1 </text:span><text:span text:style-name="T1">09:20:10 postfix amavis[</text:span><text:span text:style-name="T30">1627</text:span><text:span text:style-name="T1">]: (</text:span><text:span text:style-name="T30">01627-01</text:span><text:span text:style-name="T1">) Passed CLEAN {RelayedInbound}, 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:</text:span><text:span text:style-name="T30">48860</text:span><text:span text:style-name="T1"> &lt;reflector@</text:span><text:span text:style-name="T30">srvmsg01.cyberlab.fhnw.ch</text:span><text:span text:style-name="T1">&gt; -&gt; &lt;damjan@</text:span><text:span text:style-name="T30">u10.cyberlab.fhnw.ch</text:span><text:span text:style-name="T1">&gt;, Queue-ID: </text:span><text:span text:style-name="T30">2C0AB60671</text:span><text:span text:style-name="T1">, Message-ID: &lt;</text:span><text:span text:style-name="T30">20240601092009</text:span><text:span text:style-name="T1">.</text:span><text:span text:style-name="T30">076C06012B</text:span><text:span text:style-name="T1">@</text:span><text:span text:style-name="T30">srvmsg01.cyberlab.fhnw.ch</text:span><text:span text:style-name="T1">&gt;, mail_id: bPbNCGywhlkw, Hits: </text:span><text:span text:style-name="T30">-0.999</text:span><text:span text:style-name="T1">, size: </text:span><text:span text:style-name="T30">4677</text:span><text:span text:style-name="T1">, queued_as: </text:span><text:span text:style-name="T30">3D03660673</text:span><text:span text:style-name="T1">, </text:span><text:span text:style-name="T30">1067</text:span><text:span text:style-name="T1"> ms<text:line-break/>Jun <text:s/></text:span><text:span text:style-name="T30">1 </text:span><text:span text:style-name="T1">09:20:10 postfix postfix/smtp[</text:span><text:span text:style-name="T30">3133</text:span><text:span text:style-name="T1">]: </text:span><text:span text:style-name="T30">2C0AB60671</text:span><text:span text:style-name="T1">: to=&lt;damjan@</text:span><text:span text:style-name="T30">u10.cyberlab.fhnw.ch</text:span><text:span text:style-name="T1">&gt;, relay=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[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]:</text:span><text:span text:style-name="T30">10024</text:span><text:span text:style-name="T1">, delay=</text:span><text:span text:style-name="T30">1</text:span><text:span text:style-name="T1">.</text:span><text:span text:style-name="T30">1</text:span><text:span text:style-name="T1">, delays=</text:span><text:span text:style-name="T30">0</text:span><text:span text:style-name="T1">.</text:span><text:span text:style-name="T30">06</text:span><text:span text:style-name="T1">/</text:span><text:span text:style-name="T30">0</text:span><text:span text:style-name="T1">.</text:span><text:span text:style-name="T30">01</text:span><text:span text:style-name="T1">/</text:span><text:span text:style-name="T30">0</text:span><text:span text:style-name="T1">.</text:span><text:span text:style-name="T30">01</text:span><text:span text:style-name="T1">/</text:span><text:span text:style-name="T30">1</text:span><text:span text:style-name="T1">.</text:span><text:span text:style-name="T30">1</text:span><text:span text:style-name="T1">, dsn=</text:span><text:span text:style-name="T30">2</text:span><text:span text:style-name="T1">.</text:span><text:span text:style-name="T30">0</text:span><text:span text:style-name="T1">.</text:span><text:span text:style-name="T30">0</text:span><text:span text:style-name="T1">, status=sent (</text:span><text:span text:style-name="T30">250 2</text:span><text:span text:style-name="T1">.</text:span><text:span text:style-name="T30">0</text:span><text:span text:style-name="T1">.</text:span><text:span text:style-name="T30">0</text:span><text:span text:style-name="T1"> from MTA(smtp:[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]:</text:span><text:span text:style-name="T30">10025</text:span><text:span text:style-name="T1">): </text:span><text:span text:style-name="T30">250 2</text:span><text:span text:style-name="T1">.</text:span><text:span text:style-name="T30">0</text:span><text:span text:style-name="T1">.</text:span><text:span text:style-name="T30">0</text:span><text:span text:style-name="T1"> Ok: queued as </text:span><text:span text:style-name="T30">3D03660673</text:span><text:span text:style-name="T1">)<text:line-break/>Jun <text:s/></text:span><text:span text:style-name="T30">1 </text:span><text:span text:style-name="T1">09:20:10 postfix postfix/qmgr[</text:span><text:span text:style-name="T30">1604</text:span><text:span text:style-name="T1">]: </text:span><text:span text:style-name="T30">2C0AB60671</text:span><text:span text:style-name="T1">: removed</text:span></text:p>
      <text:p text:style-name="P31"><text:s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45"><text:span text:style-name="T24"/></text:p>
      <text:p text:style-name="P50" loext:marker-style-name="T1"><text:soft-page-break/><text:span text:style-name="T1">From damjan@u10.cyberlab.fhnw.ch <text:s/>Sat Jun <text:s/>1 11:31:36 2024<text:line-break/>Return-Path: &lt;damjan@u10.cyberlab.fhnw.ch&gt;<text:line-break/>X-Original-To: reflector@cyberlab.fhnw.ch<text:line-break/>Delivered-To: reflector@cyberlab.fhnw.ch<text:line-break/>Received: from localhost (localhost [127.0.0.1])<text:line-break/><text:tab/>by srvMSG01.cyberlab.fhnw.ch (Postfix) with ESMTP id 5791A60122<text:line-break/><text:tab/>for &lt;reflector@cyberlab.fhnw.ch&gt;; Sat, <text:s/>1 Jun 2024 11:31:36 +0200 (CEST)<text:line-break/>Authentication-Results: srvmsg01.cyberlab.fhnw.ch (amavisd-new);<text:line-break/><text:tab/>dkim=pass (2048-bit key) header.d=u10.cyberlab.fhnw.ch<text:line-break/>Received: from srvMSG01.cyberlab.fhnw.ch ([IPv6:::1])<text:line-break/><text:tab/>by localhost (srvmsg01.cyberlab.fhnw.ch [IPv6:::1]) (amavisd-new, port 10024)<text:line-break/><text:tab/>with ESMTP id inQEUjBPMGLZ for &lt;reflector@cyberlab.fhnw.ch&gt;;<text:line-break/><text:tab/>Sat, <text:s/>1 Jun 2024 11:31:36 +0200 (CEST)<text:line-break/>Received-SPF: Pass (mailfrom) identity=mailfrom; client-ip=192.168.97.189; helo=mail.u10.cyberlab.fhnw.ch; envelope-from=damjan@u10.cyberlab.fhnw.ch; receiver=&lt;UNKNOWN&gt;<text:line-break/>Received: from mail.u10.cyberlab.fhnw.ch (unknown [192.168.97.189])<text:line-break/><text:tab/>by srvMSG01.cyberlab.fhnw.ch (Postfix) with ESMTPS id 3FD1F6011A<text:line-break/><text:tab/>for &lt;reflector@cyberlab.fhnw.ch&gt;; Sat, <text:s/>1 Jun 2024 11:31:36 +0200 (CEST)<text:line-break/>DKIM-Signature: v=1; a=rsa-sha256; c=relaxed/simple; d=u10.cyberlab.fhnw.ch;<text:line-break/><text:tab/>s=mail; t=1717234296;<text:line-break/><text:tab/>bh=fA+/05Z0LbMk1N/rf8vAu7311wt082842KX3V/hHP3k=;<text:line-break/><text:tab/>h=Date:From:To:Subject:From;<text:line-break/><text:tab/>b=ASbZIJO0/1MFgrdICwRUqg07X2HKF3hvE03ZBZqyYgLGSfC3P/1IjGnWeDoHL1sIr<text:line-break/><text:tab/> b+NanJ/fnJhpXmjTXWyi3Zx/Ol6t+O7NYDe9Yw+26yrXuFMFq8ZsZvy59VSWZrGyS4<text:line-break/><text:tab/> DKR2RGXRuRdI/wRVY0KThFGGK9ffTnkb0ruIghVG+2IQc7nwS2Q6VRKq4zRUTBAkA+<text:line-break/><text:tab/> WGzUF/3THlIbN0sd0zR1s6Ms3jyFUrVEQ8yO2gjqqHalgVmVl5uirgh/kdqBrNhiCd<text:line-break/><text:tab/> VbcWRZgFn4jvup0/S8hFRI2mAPOIZRn6U6w0x1stscYjNitYvsZ4YRsSr4ihnxMXKQ<text:line-break/><text:tab/> cV9dSb00gZriw==<text:line-break/>Received: by mail.u10.cyberlab.fhnw.ch (Postfix, from userid 1000)<text:line-break/><text:tab/>id 2027460676; Sat, <text:s/>1 Jun 2024 09:31:36 +0000 (UTC)<text:line-break/>Date: Sat, 01 Jun 2024 09:31:36 +0000<text:line-break/>From: damjan@u10.cyberlab.fhnw.ch<text:line-break/>To: reflector@cyberlab.fhnw.ch<text:line-break/>Subject: clean<text:line-break/>Message-ID: &lt;20240601093136.cd26s%damjan@u10.cyberlab.fhnw.ch&gt;<text:line-break/>User-Agent: s-nail v14.9.23<text:line-break/><text:line-break/>Dies ist eine Nachricht von Damjan Mlinar an den Reflector von Cyberlab</text:span></text:p>
      <text:p text:style-name="P51" loext:marker-style-name="T1"><text:span text:style-name="T29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oft-page-break/><text:span text:style-name="T22">--- </text:span><text:span text:style-name="T23">Verhalten bei Virus-Mail ---</text:span></text:p>
      <text:p text:style-name="P50" loext:marker-style-name="T1"><text:span text:style-name="T7">Jun <text:s/></text:span><text:span text:style-name="T30">1 </text:span><text:span text:style-name="T1">09:18:25 postfix postfix/pickup[</text:span><text:span text:style-name="T30">3037</text:span><text:span text:style-name="T1">]: </text:span><text:span text:style-name="T30">9809760673</text:span><text:span text:style-name="T1">: uid=</text:span><text:span text:style-name="T30">1000</text:span><text:span text:style-name="T1"> from=&lt;damjan@</text:span><text:span text:style-name="T30">u10.cyberlab.fhnw.ch</text:span><text:span text:style-name="T1">&gt;<text:line-break/>Jun <text:s/></text:span><text:span text:style-name="T30">1 </text:span><text:span text:style-name="T1">09:18:25 postfix postfix/cleanup[</text:span><text:span text:style-name="T30">3074</text:span><text:span text:style-name="T1">]: </text:span><text:span text:style-name="T30">9809760673</text:span><text:span text:style-name="T1">: message-id=&lt;</text:span><text:span text:style-name="T30">20240601091825</text:span><text:span text:style-name="T1">.kmRPh%damjan@</text:span><text:span text:style-name="T30">u10.cyberlab.fhnw.ch</text:span><text:span text:style-name="T1">&gt;<text:line-break/>Jun <text:s/></text:span><text:span text:style-name="T30">1 </text:span><text:span text:style-name="T1">09:18:25 postfix opendkim[</text:span><text:span text:style-name="T30">774</text:span><text:span text:style-name="T1">]: </text:span><text:span text:style-name="T30">9809760673</text:span><text:span text:style-name="T1">: DKIM-Signature field added (s=mail, d=</text:span><text:span text:style-name="T30">u10.cyberlab.fhnw.ch</text:span><text:span text:style-name="T1">)<text:line-break/>Jun <text:s/></text:span><text:span text:style-name="T30">1 </text:span><text:span text:style-name="T1">09:18:25 postfix postfix/qmgr[</text:span><text:span text:style-name="T30">1604</text:span><text:span text:style-name="T1">]: </text:span><text:span text:style-name="T30">9809760673</text:span><text:span text:style-name="T1">: from=&lt;damjan@</text:span><text:span text:style-name="T30">u10.cyberlab.fhnw.ch</text:span><text:span text:style-name="T1">&gt;, size=</text:span><text:span text:style-name="T30">440</text:span><text:span text:style-name="T1">, nrcpt=</text:span><text:span text:style-name="T30">1</text:span><text:span text:style-name="T1"> (queue active)<text:line-break/>Jun <text:s/></text:span><text:span text:style-name="T30">1 </text:span><text:span text:style-name="T1">09:18:25 postfix postfix/smtp[</text:span><text:span text:style-name="T30">3076</text:span><text:span text:style-name="T1">]: </text:span><text:span text:style-name="T30">9809760673</text:span><text:span text:style-name="T1">: to=&lt;reflector@</text:span><text:span text:style-name="T30">cyberlab.fhnw.ch</text:span><text:span text:style-name="T1">&gt;, relay=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:</text:span><text:span text:style-name="T30">25</text:span><text:span text:style-name="T1">, delay=</text:span><text:span text:style-name="T30">0</text:span><text:span text:style-name="T1">.</text:span><text:span text:style-name="T30">12</text:span><text:span text:style-name="T1">, delays=</text:span><text:span text:style-name="T30">0</text:span><text:span text:style-name="T1">.</text:span><text:span text:style-name="T30">06</text:span><text:span text:style-name="T1">/</text:span><text:span text:style-name="T30">0</text:span><text:span text:style-name="T1">/</text:span><text:span text:style-name="T30">0</text:span><text:span text:style-name="T1">.</text:span><text:span text:style-name="T30">02</text:span><text:span text:style-name="T1">/</text:span><text:span text:style-name="T30">0</text:span><text:span text:style-name="T1">.</text:span><text:span text:style-name="T30">04</text:span><text:span text:style-name="T1">, dsn=</text:span><text:span text:style-name="T30">2</text:span><text:span text:style-name="T1">.</text:span><text:span text:style-name="T30">0</text:span><text:span text:style-name="T1">.</text:span><text:span text:style-name="T30">0</text:span><text:span text:style-name="T1">, status=sent (</text:span><text:span text:style-name="T30">250 2</text:span><text:span text:style-name="T1">.</text:span><text:span text:style-name="T30">0</text:span><text:span text:style-name="T1">.</text:span><text:span text:style-name="T30">0</text:span><text:span text:style-name="T1"> Ok: queued as </text:span><text:span text:style-name="T30">B284E6011A</text:span><text:span text:style-name="T1">)<text:line-break/>Jun <text:s/></text:span><text:span text:style-name="T30">1 </text:span><text:span text:style-name="T1">09:18:25 postfix postfix/qmgr[</text:span><text:span text:style-name="T30">1604</text:span><text:span text:style-name="T1">]: </text:span><text:span text:style-name="T30">9809760673</text:span><text:span text:style-name="T1">: removed<text:line-break/>Jun <text:s/></text:span><text:span text:style-name="T30">1 </text:span><text:span text:style-name="T1">09:18:27 postfix postfix/smtpd[</text:span><text:span text:style-name="T30">3099</text:span><text:span text:style-name="T1">]: connect from 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<text:line-break/>Jun <text:s/></text:span><text:span text:style-name="T30">1 </text:span><text:span text:style-name="T1">09:18:27 postfix policyd-spf[</text:span><text:span text:style-name="T30">3103</text:span><text:span text:style-name="T1">]: prepend Received-SPF: None (mailfrom) identity=mailfrom; client-ip=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; helo=</text:span><text:span text:style-name="T30">srvmsg01.cyberlab.fhnw.ch</text:span><text:span text:style-name="T1">; envelope-from=reflector@</text:span><text:span text:style-name="T30">srvmsg01.cyberlab.fhnw.ch</text:span><text:span text:style-name="T1">; receiver=&lt;UNKNOWN&gt; <text:line-break/>Jun <text:s/></text:span><text:span text:style-name="T30">1 </text:span><text:span text:style-name="T1">09:18:27 postfix postgrey[</text:span><text:span text:style-name="T30">989</text:span><text:span text:style-name="T1">]: action=pass, reason=client whitelist, client_name=</text:span><text:span text:style-name="T30">srvMSG01.cyberlab.fhnw.ch</text:span><text:span text:style-name="T1">, client_address=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/</text:span><text:span text:style-name="T30">32</text:span><text:span text:style-name="T1">, sender=reflector@</text:span><text:span text:style-name="T30">srvmsg01.cyberlab.fhnw.ch</text:span><text:span text:style-name="T1">, recipient=damjan@</text:span><text:span text:style-name="T30">u10.cyberlab.fhnw.ch<text:line-break/></text:span><text:span text:style-name="T1">Jun <text:s/></text:span><text:span text:style-name="T30">1 </text:span><text:span text:style-name="T1">09:18:27 postfix postgrey[</text:span><text:span text:style-name="T30">989</text:span><text:span text:style-name="T1">]: cleaning up old logs...<text:line-break/>Jun <text:s/></text:span><text:span text:style-name="T30">1 </text:span><text:span text:style-name="T1">09:18:27 postfix postfix/smtpd[</text:span><text:span text:style-name="T30">3099</text:span><text:span text:style-name="T1">]: </text:span><text:span text:style-name="T30">413BE60672</text:span><text:span text:style-name="T1">: client=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<text:line-break/>Jun <text:s/></text:span><text:span text:style-name="T30">1 </text:span><text:span text:style-name="T1">09:18:27 postfix postfix/cleanup[</text:span><text:span text:style-name="T30">3074</text:span><text:span text:style-name="T1">]: </text:span><text:span text:style-name="T30">413BE60672</text:span><text:span text:style-name="T1">: message-id=&lt;</text:span><text:span text:style-name="T30">20240601091826</text:span><text:span text:style-name="T1">.</text:span><text:span text:style-name="T30">D04496012B</text:span><text:span text:style-name="T1">@</text:span><text:span text:style-name="T30">srvMSG01.cyberlab.fhnw.ch</text:span><text:span text:style-name="T1">&gt;<text:line-break/>Jun <text:s/></text:span><text:span text:style-name="T30">1 </text:span><text:span text:style-name="T1">09:18:27 postfix opendkim[</text:span><text:span text:style-name="T30">774</text:span><text:span text:style-name="T1">]: </text:span><text:span text:style-name="T30">413BE60672</text:span><text:span text:style-name="T1">: </text:span><text:span text:style-name="T30">srvMSG01.cyberlab.fhnw.ch</text:span><text:span text:style-name="T1"> 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 not internal<text:line-break/>Jun <text:s/></text:span><text:span text:style-name="T30">1 </text:span><text:span text:style-name="T1">09:18:27 postfix opendkim[</text:span><text:span text:style-name="T30">774</text:span><text:span text:style-name="T1">]: </text:span><text:span text:style-name="T30">413BE60672</text:span><text:span text:style-name="T1">: not authenticated<text:line-break/>Jun <text:s/></text:span><text:span text:style-name="T30">1 </text:span><text:span text:style-name="T1">09:18:27 postfix opendkim[</text:span><text:span text:style-name="T30">774</text:span><text:span text:style-name="T1">]: </text:span><text:span text:style-name="T30">413BE60672</text:span><text:span text:style-name="T1">: no signature data<text:line-break/>Jun <text:s/></text:span><text:span text:style-name="T30">1 </text:span><text:span text:style-name="T1">09:18:27 postfix postfix/qmgr[</text:span><text:span text:style-name="T30">1604</text:span><text:span text:style-name="T1">]: </text:span><text:span text:style-name="T30">413BE60672</text:span><text:span text:style-name="T1">: from=&lt;reflector@</text:span><text:span text:style-name="T30">srvmsg01.cyberlab.fhnw.ch</text:span><text:span text:style-name="T1">&gt;, size=</text:span><text:span text:style-name="T30">5133</text:span><text:span text:style-name="T1">, nrcpt=</text:span><text:span text:style-name="T30">1</text:span><text:span text:style-name="T1"> (queue active)<text:line-break/>Jun <text:s/></text:span><text:span text:style-name="T30">1 </text:span><text:span text:style-name="T1">09:18:27 postfix postfix/smtpd[</text:span><text:span text:style-name="T30">3099</text:span><text:span text:style-name="T1">]: disconnect from </text:span><text:span text:style-name="T30">srvMSG01.cyberlab.fhnw.ch</text:span><text:span text:style-name="T1">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 ehlo=</text:span><text:span text:style-name="T30">1</text:span><text:span text:style-name="T1"> mail=</text:span><text:span text:style-name="T30">1</text:span><text:span text:style-name="T1"> rcpt=</text:span><text:span text:style-name="T30">1</text:span><text:span text:style-name="T1"> data=</text:span><text:span text:style-name="T30">1</text:span><text:span text:style-name="T1"> quit=</text:span><text:span text:style-name="T30">1</text:span><text:span text:style-name="T1"> commands=</text:span><text:span text:style-name="T30">5<text:line-break/></text:span><text:span text:style-name="T1">Jun <text:s/></text:span><text:span text:style-name="T30">1 </text:span><text:span text:style-name="T1">09:18:28 postfix amavis[</text:span><text:span text:style-name="T30">1626</text:span><text:span text:style-name="T1">]: (</text:span><text:span text:style-name="T30">01626-01</text:span><text:span text:style-name="T1">) Blocked INFECTED (</text:span><text:span text:style-name="T30">Win.Test.EICAR_HDB-1</text:span><text:span text:style-name="T1">) {DiscardedInbound,Quarantined}, [</text:span><text:span text:style-name="T30">192</text:span><text:span text:style-name="T1">.</text:span><text:span text:style-name="T30">168</text:span><text:span text:style-name="T1">.</text:span><text:span text:style-name="T30">64</text:span><text:span text:style-name="T1">.</text:span><text:span text:style-name="T30">33</text:span><text:span text:style-name="T1">]:</text:span><text:span text:style-name="T30">57864</text:span><text:span text:style-name="T1"> &lt;reflector@</text:span><text:span text:style-name="T30">srvmsg01.cyberlab.fhnw.ch</text:span><text:span text:style-name="T1">&gt; -&gt; &lt;damjan@</text:span><text:span text:style-name="T30">u10.cyberlab.fhnw.ch</text:span><text:span text:style-name="T1">&gt;, quarantine: </text:span><text:span text:style-name="T30">7</text:span><text:span text:style-name="T1">/virus-7AueO3MCQ0Xg, Queue-ID: </text:span><text:span text:style-name="T30">413BE60672</text:span><text:span text:style-name="T1">, Message-ID: &lt;</text:span><text:span text:style-name="T30">20240601091826</text:span><text:span text:style-name="T1">.</text:span><text:span text:style-name="T30">D04496012B</text:span><text:span text:style-name="T1">@</text:span><text:span text:style-name="T30">srvmsg01.cyberlab.fhnw.ch</text:span><text:span text:style-name="T1">&gt;, mail_id: 7AueO3MCQ0Xg, Hits: -, size: </text:span><text:span text:style-name="T30">5098</text:span><text:span text:style-name="T1">, </text:span><text:span text:style-name="T30">981</text:span><text:span text:style-name="T1"> ms<text:line-break/>Jun <text:s/></text:span><text:span text:style-name="T30">1 </text:span><text:span text:style-name="T1">09:18:28 postfix postfix/smtp[</text:span><text:span text:style-name="T30">3104</text:span><text:span text:style-name="T1">]: </text:span><text:span text:style-name="T30">413BE60672</text:span><text:span text:style-name="T1">: to=&lt;damjan@</text:span><text:span text:style-name="T30">u10.cyberlab.fhnw.ch</text:span><text:span text:style-name="T1">&gt;, relay=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[</text:span><text:span text:style-name="T30">127</text:span><text:span text:style-name="T1">.</text:span><text:span text:style-name="T30">0</text:span><text:span text:style-name="T1">.</text:span><text:span text:style-name="T30">0</text:span><text:span text:style-name="T1">.</text:span><text:span text:style-name="T30">1</text:span><text:span text:style-name="T1">]:</text:span><text:span text:style-name="T30">10024</text:span><text:span text:style-name="T1">, delay=</text:span><text:span text:style-name="T30">1</text:span><text:span text:style-name="T1">.</text:span><text:span text:style-name="T30">2</text:span><text:span text:style-name="T1">, delays=</text:span><text:span text:style-name="T30">0</text:span><text:span text:style-name="T1">.</text:span><text:span text:style-name="T30">19</text:span><text:span text:style-name="T1">/</text:span><text:span text:style-name="T30">0</text:span><text:span text:style-name="T1">.</text:span><text:span text:style-name="T30">01</text:span><text:span text:style-name="T1">/</text:span><text:span text:style-name="T30">0</text:span><text:span text:style-name="T1">.</text:span><text:span text:style-name="T30">23</text:span><text:span text:style-name="T1">/</text:span><text:span text:style-name="T30">0</text:span><text:span text:style-name="T1">.</text:span><text:span text:style-name="T30">82</text:span><text:span text:style-name="T1">, dsn=</text:span><text:span text:style-name="T30">2</text:span><text:span text:style-name="T1">.</text:span><text:span text:style-name="T30">7</text:span><text:span text:style-name="T1">.</text:span><text:span text:style-name="T30">0</text:span><text:span text:style-name="T1">, status=sent (</text:span><text:span text:style-name="T30">250 2</text:span><text:span text:style-name="T1">.</text:span><text:span text:style-name="T30">7</text:span><text:span text:style-name="T1">.</text:span><text:span text:style-name="T30">0</text:span><text:span text:style-name="T1"> Ok, discarded, id=</text:span><text:span text:style-name="T30">01626-01</text:span><text:span text:style-name="T1"> - INFECTED: </text:span><text:span text:style-name="T30">Win.Test.EICAR_HDB-1</text:span><text:span text:style-name="T1">)<text:line-break/>Jun <text:s/></text:span><text:span text:style-name="T30">1 </text:span><text:span text:style-name="T1">09:18:28 postfix postfix/qmgr[</text:span><text:span text:style-name="T30">1604</text:span><text:span text:style-name="T1">]: </text:span><text:span text:style-name="T30">413BE60672</text:span><text:span text:style-name="T1">: removed</text:span></text:p>
      <text:p text:style-name="P40"><text:span text:style-name="T9"/></text:p>
      <text:p text:style-name="P29"/>
      <text:h text:style-name="Heading_20_3" text:outline-level="3" text:is-list-header="true"><text:span text:style-name="T22">8</text:span><text:span text:style-name="T21"> Anhang</text:span></text:h>
      <text:p text:style-name="P14">* <text:s/><text:span text:style-name="T28">db.u10.cyberlab.fhnw.ch</text:span></text:p>
      <text:p text:style-name="P14">* main.cf</text:p>
      <text:p text:style-name="P14">* master.c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6-01T16:47:35.068252994</dc:date>
    <meta:editing-duration>PT5H45M13S</meta:editing-duration>
    <meta:editing-cycles>47</meta:editing-cycles>
    <meta:generator>LibreOffice/24.2.3.2$Linux_X86_64 LibreOffice_project/433d9c2ded56988e8a90e6b2e771ee4e6a5ab2ba</meta:generator>
    <meta:print-date>2024-06-01T10:31:40.003084182</meta:print-date>
    <meta:printed-by>PDF files</meta:printed-by>
    <meta:document-statistic meta:table-count="0" meta:image-count="0" meta:object-count="0" meta:page-count="14" meta:paragraph-count="81" meta:word-count="2241" meta:character-count="23012" meta:non-whitespace-character-count="20269"/>
  </office:meta>
</office:document-meta>
</file>